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center" fo:text-indent="0pt" fo:margin-left="0pt" fo:margin-right="0pt" fo:margin-top="0pt" fo:margin-bottom="0pt" fo:line-height="160%"/>
    </style:style>
    <style:style style:family="text" style:name="p1-1-1">
      <style:text-properties style:font-name="휴먼명조" style:font-name-asian="한양신명조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text" style:name="p1-1-2">
      <style:text-properties style:font-name="휴먼명조" style:font-name-asian="한양신명조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text" style:name="p1-1-3">
      <style:text-properties style:font-name="휴먼명조" style:font-name-asian="한양신명조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3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4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6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9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10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2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1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4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5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16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0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1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22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4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2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30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3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36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3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3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3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40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4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42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4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44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4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46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4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48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4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50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5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51-1-2">
      <style:text-properties style:font-name="한양신명조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51-2-1">
      <style:text-properties style:font-name="한양신명조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2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5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54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text" style:name="p55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paragraph" style:class="text" style:name="Paragraph-56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5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58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5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60" style:parent-style-name="보기">
      <style:paragraph-properties fo:text-align="justify" fo:text-indent="-21.8pt" fo:margin-left="33.8pt" fo:margin-right="0pt" fo:margin-top="0pt" fo:margin-bottom="0pt" fo:line-height="160%"/>
    </style:style>
    <style:style style:family="paragraph" style:class="text" style:name="Paragraph-6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64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6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66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6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6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6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70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7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72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7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2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73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4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7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76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7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7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7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80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8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82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8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84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8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86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8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88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8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90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9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92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9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94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9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96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9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9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9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00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10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02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0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04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10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06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10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107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7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7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10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10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11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12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11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11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3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4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11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4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4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4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4-1-6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16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11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1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1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11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0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12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22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12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12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3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3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4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12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26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2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28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12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30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3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3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38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13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40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41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142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14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2-1-6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2-1-7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2-1-8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2-1-9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2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14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3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3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3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4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14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4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46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4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4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4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50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5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52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5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54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5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56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5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5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5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60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6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62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6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64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6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66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6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6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6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70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7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72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7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74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7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76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7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7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7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80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8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82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8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83-1-1">
      <style:text-properties style:font-name="휴먼명조" style:font-name-asian="한양신명조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text" style:name="p183-1-2">
      <style:text-properties style:font-name="휴먼명조" style:font-name-asian="한양신명조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text" style:name="p183-1-3">
      <style:text-properties style:font-name="휴먼명조" style:font-name-asian="한양신명조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text" style:name="p19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0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1" style:parent-style-name="보기">
      <style:paragraph-properties fo:text-align="justify" fo:text-indent="-22.45pt" fo:margin-left="34.45pt" fo:margin-right="0pt" fo:margin-top="0pt" fo:margin-bottom="0pt" fo:line-height="160%"/>
    </style:style>
    <style:style style:family="paragraph" style:class="text" style:name="Paragraph-202" style:parent-style-name="보기">
      <style:paragraph-properties fo:text-align="justify" fo:text-indent="-22.45pt" fo:margin-left="34.45pt" fo:margin-right="0pt" fo:margin-top="0pt" fo:margin-bottom="0pt" fo:line-height="160%"/>
    </style:style>
    <style:style style:family="text" style:name="p20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2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2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2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3" style:parent-style-name="보기">
      <style:paragraph-properties fo:text-align="justify" fo:text-indent="-22.45pt" fo:margin-left="34.45pt" fo:margin-right="0pt" fo:margin-top="0pt" fo:margin-bottom="0pt" fo:line-height="160%"/>
    </style:style>
    <style:style style:family="paragraph" style:class="text" style:name="Paragraph-204" style:parent-style-name="보기">
      <style:paragraph-properties fo:text-align="justify" fo:text-indent="-22.45pt" fo:margin-left="34.45pt" fo:margin-right="0pt" fo:margin-top="0pt" fo:margin-bottom="0pt" fo:line-height="160%"/>
    </style:style>
    <style:style style:family="text" style:name="p212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paragraph" style:class="text" style:name="Paragraph-222" style:parent-style-name="보기">
      <style:paragraph-properties fo:text-align="justify" fo:text-indent="-21.22pt" fo:margin-left="33.22pt" fo:margin-right="0pt" fo:margin-top="0pt" fo:margin-bottom="0pt" fo:line-height="160%"/>
    </style:style>
    <style:style style:family="text" style:name="p22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4" style:parent-style-name="보기">
      <style:paragraph-properties fo:text-align="justify" fo:text-indent="-21.76pt" fo:margin-left="33.76pt" fo:margin-right="0pt" fo:margin-top="0pt" fo:margin-bottom="0pt" fo:line-height="160%"/>
    </style:style>
    <style:style style:family="text" style:name="p22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5" style:parent-style-name="보기">
      <style:paragraph-properties fo:text-align="justify" fo:text-indent="-21.76pt" fo:margin-left="33.76pt" fo:margin-right="0pt" fo:margin-top="0pt" fo:margin-bottom="0pt" fo:line-height="160%"/>
    </style:style>
    <style:style style:family="paragraph" style:class="text" style:name="Paragraph-228" style:parent-style-name="보기">
      <style:paragraph-properties fo:text-align="justify" fo:text-indent="-21.76pt" fo:margin-left="33.76pt" fo:margin-right="0pt" fo:margin-top="0pt" fo:margin-bottom="0pt" fo:line-height="160%"/>
    </style:style>
    <style:style style:family="text" style:name="p22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9" style:parent-style-name="보기">
      <style:paragraph-properties fo:text-align="justify" fo:text-indent="-21.76pt" fo:margin-left="33.76pt" fo:margin-right="0pt" fo:margin-top="0pt" fo:margin-bottom="0pt" fo:line-height="160%"/>
    </style:style>
    <style:style style:family="text" style:name="p22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0" style:parent-style-name="보기">
      <style:paragraph-properties fo:text-align="justify" fo:text-indent="-21.85pt" fo:margin-left="33.85pt" fo:margin-right="0pt" fo:margin-top="0pt" fo:margin-bottom="0pt" fo:line-height="160%"/>
    </style:style>
    <style:style style:family="paragraph" style:class="text" style:name="Paragraph-231" style:parent-style-name="보기">
      <style:paragraph-properties fo:text-align="justify" fo:text-indent="-21.85pt" fo:margin-left="33.85pt" fo:margin-right="0pt" fo:margin-top="0pt" fo:margin-bottom="0pt" fo:line-height="160%"/>
    </style:style>
    <style:style style:family="text" style:name="p23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4" style:parent-style-name="보기">
      <style:paragraph-properties fo:text-align="justify" fo:text-indent="-21.64pt" fo:margin-left="33.64pt" fo:margin-right="0pt" fo:margin-top="0pt" fo:margin-bottom="0pt" fo:line-height="160%"/>
    </style:style>
    <style:style style:family="paragraph" style:class="text" style:name="Paragraph-235" style:parent-style-name="보기">
      <style:paragraph-properties fo:text-align="justify" fo:text-indent="-21.64pt" fo:margin-left="33.64pt" fo:margin-right="0pt" fo:margin-top="0pt" fo:margin-bottom="0pt" fo:line-height="160%"/>
    </style:style>
    <style:style style:family="paragraph" style:class="text" style:name="Paragraph-236" style:parent-style-name="보기">
      <style:paragraph-properties fo:text-align="justify" fo:text-indent="-21.64pt" fo:margin-left="33.64pt" fo:margin-right="0pt" fo:margin-top="0pt" fo:margin-bottom="0pt" fo:line-height="160%"/>
    </style:style>
    <style:style style:family="paragraph" style:class="text" style:name="Paragraph-237" style:parent-style-name="보기">
      <style:paragraph-properties fo:text-align="justify" fo:text-indent="-21.64pt" fo:margin-left="33.64pt" fo:margin-right="0pt" fo:margin-top="0pt" fo:margin-bottom="0pt" fo:line-height="160%"/>
    </style:style>
    <style:style style:family="text" style:name="p237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0" style:parent-style-name="보기">
      <style:paragraph-properties fo:text-align="justify" fo:text-indent="-22.25pt" fo:margin-left="34.25pt" fo:margin-right="0pt" fo:margin-top="0pt" fo:margin-bottom="0pt" fo:line-height="160%"/>
    </style:style>
    <style:style style:family="paragraph" style:class="text" style:name="Paragraph-245" style:parent-style-name="문항">
      <style:paragraph-properties fo:text-align="justify" fo:text-indent="-21.19pt" fo:margin-left="21.19pt" fo:margin-right="0pt" fo:margin-top="0pt" fo:margin-bottom="0pt" fo:line-height="160%"/>
    </style:style>
    <style:style style:family="text" style:name="p24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5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0" style:parent-style-name="보기">
      <style:paragraph-properties fo:text-align="justify" fo:text-indent="-21.96pt" fo:margin-left="33.96pt" fo:margin-right="0pt" fo:margin-top="0pt" fo:margin-bottom="0pt" fo:line-height="160%"/>
    </style:style>
    <style:style style:family="paragraph" style:class="text" style:name="Paragraph-272" style:parent-style-name="보기">
      <style:paragraph-properties fo:text-align="justify" fo:text-indent="-20.98pt" fo:margin-left="32.98pt" fo:margin-right="0pt" fo:margin-top="0pt" fo:margin-bottom="0pt" fo:line-height="160%"/>
    </style:style>
    <style:style style:family="paragraph" style:class="text" style:name="Paragraph-273" style:parent-style-name="보기">
      <style:paragraph-properties fo:text-align="justify" fo:text-indent="-20.98pt" fo:margin-left="32.98pt" fo:margin-right="0pt" fo:margin-top="0pt" fo:margin-bottom="0pt" fo:line-height="160%"/>
    </style:style>
    <style:style style:family="paragraph" style:class="text" style:name="Paragraph-276" style:parent-style-name="보기">
      <style:paragraph-properties fo:text-align="justify" fo:text-indent="-21.25pt" fo:margin-left="33.25pt" fo:margin-right="0pt" fo:margin-top="0pt" fo:margin-bottom="0pt" fo:line-height="160%"/>
    </style:style>
    <style:style style:family="paragraph" style:class="text" style:name="Paragraph-277" style:parent-style-name="보기">
      <style:paragraph-properties fo:text-align="justify" fo:text-indent="-21.25pt" fo:margin-left="33.25pt" fo:margin-right="0pt" fo:margin-top="0pt" fo:margin-bottom="0pt" fo:line-height="160%"/>
    </style:style>
    <style:style style:family="paragraph" style:class="text" style:name="Paragraph-278" style:parent-style-name="보기">
      <style:paragraph-properties fo:text-align="justify" fo:text-indent="-21.25pt" fo:margin-left="33.25pt" fo:margin-right="0pt" fo:margin-top="0pt" fo:margin-bottom="0pt" fo:line-height="160%"/>
    </style:style>
    <style:style style:family="text" style:name="p27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8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9" style:parent-style-name="보기">
      <style:paragraph-properties fo:text-align="justify" fo:text-indent="-21.25pt" fo:margin-left="33.25pt" fo:margin-right="0pt" fo:margin-top="0pt" fo:margin-bottom="0pt" fo:line-height="160%"/>
    </style:style>
    <style:style style:family="paragraph" style:class="text" style:name="Paragraph-280" style:parent-style-name="보기">
      <style:paragraph-properties fo:text-align="justify" fo:text-indent="-21.25pt" fo:margin-left="33.25pt" fo:margin-right="0pt" fo:margin-top="0pt" fo:margin-bottom="0pt" fo:line-height="160%"/>
    </style:style>
    <style:style style:family="paragraph" style:class="text" style:name="Paragraph-281" style:parent-style-name="문항">
      <style:paragraph-properties fo:text-align="justify" fo:text-indent="-21.25pt" fo:margin-left="21.25pt" fo:margin-right="0pt" fo:margin-top="0pt" fo:margin-bottom="0pt" fo:line-height="160%"/>
    </style:style>
    <style:style style:family="paragraph" style:class="text" style:name="Paragraph-282" style:parent-style-name="보기">
      <style:paragraph-properties fo:text-align="justify" fo:text-indent="-21.25pt" fo:margin-left="33.25pt" fo:margin-right="0pt" fo:margin-top="0pt" fo:margin-bottom="0pt" fo:line-height="160%"/>
    </style:style>
    <style:style style:family="text" style:name="p28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83" style:parent-style-name="보기">
      <style:paragraph-properties fo:text-align="justify" fo:text-indent="-21.25pt" fo:margin-left="33.25pt" fo:margin-right="0pt" fo:margin-top="0pt" fo:margin-bottom="0pt" fo:line-height="160%"/>
    </style:style>
    <style:style style:family="paragraph" style:class="text" style:name="Paragraph-284" style:parent-style-name="보기">
      <style:paragraph-properties fo:text-align="justify" fo:text-indent="-21.25pt" fo:margin-left="33.25pt" fo:margin-right="0pt" fo:margin-top="0pt" fo:margin-bottom="0pt" fo:line-height="160%"/>
    </style:style>
    <style:style style:family="paragraph" style:class="text" style:name="Paragraph-285" style:parent-style-name="보기">
      <style:paragraph-properties fo:text-align="justify" fo:text-indent="-21.25pt" fo:margin-left="33.25pt" fo:margin-right="0pt" fo:margin-top="0pt" fo:margin-bottom="0pt" fo:line-height="160%"/>
    </style:style>
    <style:style style:family="paragraph" style:class="text" style:name="Paragraph-286" style:parent-style-name="보기">
      <style:paragraph-properties fo:text-align="justify" fo:text-indent="-21.25pt" fo:margin-left="33.25pt" fo:margin-right="0pt" fo:margin-top="0pt" fo:margin-bottom="0pt" fo:line-height="160%"/>
    </style:style>
    <style:style style:family="paragraph" style:class="text" style:name="Paragraph-287" style:parent-style-name="문항">
      <style:paragraph-properties fo:text-align="justify" fo:text-indent="-21.25pt" fo:margin-left="21.25pt" fo:margin-right="0pt" fo:margin-top="0pt" fo:margin-bottom="0pt" fo:line-height="160%"/>
    </style:style>
    <style:style style:family="paragraph" style:class="text" style:name="Paragraph-293" style:parent-style-name="보기">
      <style:paragraph-properties fo:text-align="justify" fo:text-indent="0pt" fo:margin-left="0pt" fo:margin-right="0pt" fo:margin-top="0pt" fo:margin-bottom="0pt" fo:line-height="160%"/>
    </style:style>
    <style:style style:family="text" style:name="p294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294-1-4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298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298-1-4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paragraph" style:class="text" style:name="Paragraph-303" style:parent-style-name="보기">
      <style:paragraph-properties fo:text-align="justify" fo:text-indent="-21.22pt" fo:margin-left="33.22pt" fo:margin-right="0pt" fo:margin-top="0pt" fo:margin-bottom="0pt" fo:line-height="160%"/>
    </style:style>
    <style:style style:family="paragraph" style:class="text" style:name="Paragraph-304" style:parent-style-name="보기">
      <style:paragraph-properties fo:text-align="justify" fo:text-indent="-21.22pt" fo:margin-left="33.22pt" fo:margin-right="0pt" fo:margin-top="0pt" fo:margin-bottom="0pt" fo:line-height="160%"/>
    </style:style>
    <style:style style:family="paragraph" style:class="text" style:name="Paragraph-305" style:parent-style-name="보기">
      <style:paragraph-properties fo:text-align="justify" fo:text-indent="-21.22pt" fo:margin-left="33.22pt" fo:margin-right="0pt" fo:margin-top="0pt" fo:margin-bottom="0pt" fo:line-height="160%"/>
    </style:style>
    <style:style style:family="text" style:name="p30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5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5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06" style:parent-style-name="보기">
      <style:paragraph-properties fo:text-align="justify" fo:text-indent="-21.25pt" fo:margin-left="33.25pt" fo:margin-right="0pt" fo:margin-top="0pt" fo:margin-bottom="0pt" fo:line-height="160%"/>
    </style:style>
    <style:style style:family="text" style:name="p30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8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32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28" style:parent-style-name="문항">
      <style:paragraph-properties fo:text-align="justify" fo:text-indent="-21.76pt" fo:margin-left="21.76pt" fo:margin-right="0pt" fo:margin-top="0pt" fo:margin-bottom="0pt" fo:line-height="160%"/>
    </style:style>
    <style:style style:family="text" style:name="p32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31" style:parent-style-name="보기">
      <style:paragraph-properties fo:text-align="justify" fo:text-indent="-21.95pt" fo:margin-left="33.95pt" fo:margin-right="0pt" fo:margin-top="0pt" fo:margin-bottom="0pt" fo:line-height="160%"/>
    </style:style>
    <style:style style:family="text" style:name="p33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32" style:parent-style-name="보기">
      <style:paragraph-properties fo:text-align="justify" fo:text-indent="-21.95pt" fo:margin-left="33.95pt" fo:margin-right="0pt" fo:margin-top="0pt" fo:margin-bottom="0pt" fo:line-height="160%"/>
    </style:style>
    <style:style style:family="text" style:name="p33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38" style:parent-style-name="보기">
      <style:paragraph-properties fo:text-align="justify" fo:text-indent="-21.19pt" fo:margin-left="33.19pt" fo:margin-right="0pt" fo:margin-top="0pt" fo:margin-bottom="0pt" fo:line-height="160%"/>
    </style:style>
    <style:style style:family="paragraph" style:class="text" style:name="Paragraph-339" style:parent-style-name="보기">
      <style:paragraph-properties fo:text-align="justify" fo:text-indent="-21.19pt" fo:margin-left="33.19pt" fo:margin-right="0pt" fo:margin-top="0pt" fo:margin-bottom="0pt" fo:line-height="160%"/>
    </style:style>
    <style:style style:family="paragraph" style:class="text" style:name="Paragraph-340" style:parent-style-name="문항">
      <style:paragraph-properties fo:text-align="justify" fo:text-indent="-21.19pt" fo:margin-left="21.19pt" fo:margin-right="0pt" fo:margin-top="0pt" fo:margin-bottom="0pt" fo:line-height="160%"/>
    </style:style>
    <style:style style:family="paragraph" style:class="text" style:name="Paragraph-341" style:parent-style-name="보기">
      <style:paragraph-properties fo:text-align="justify" fo:text-indent="-21.19pt" fo:margin-left="33.19pt" fo:margin-right="0pt" fo:margin-top="0pt" fo:margin-bottom="0pt" fo:line-height="160%"/>
    </style:style>
    <style:style style:family="paragraph" style:class="text" style:name="Paragraph-342" style:parent-style-name="보기">
      <style:paragraph-properties fo:text-align="justify" fo:text-indent="-21.19pt" fo:margin-left="33.19pt" fo:margin-right="0pt" fo:margin-top="0pt" fo:margin-bottom="0pt" fo:line-height="160%"/>
    </style:style>
    <style:style style:family="text" style:name="p35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50-2-4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366-2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paragraph" style:class="text" style:name="Paragraph-371" style:parent-style-name="보기">
      <style:paragraph-properties fo:text-align="justify" fo:text-indent="-21.19pt" fo:margin-left="33.19pt" fo:margin-right="0pt" fo:margin-top="0pt" fo:margin-bottom="0pt" fo:line-height="160%"/>
    </style:style>
    <style:style style:family="text" style:name="p37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7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75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76" style:parent-style-name="보기">
      <style:paragraph-properties fo:text-align="justify" fo:text-indent="-21.63pt" fo:margin-left="33.63pt" fo:margin-right="0pt" fo:margin-top="0pt" fo:margin-bottom="0pt" fo:line-height="160%"/>
    </style:style>
    <style:style style:family="paragraph" style:class="text" style:name="Paragraph-377" style:parent-style-name="보기">
      <style:paragraph-properties fo:text-align="justify" fo:text-indent="-21.69pt" fo:margin-left="33.69pt" fo:margin-right="0pt" fo:margin-top="0pt" fo:margin-bottom="0pt" fo:line-height="160%"/>
    </style:style>
    <style:style style:family="text" style:name="p377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78" style:parent-style-name="보기">
      <style:paragraph-properties fo:text-align="justify" fo:text-indent="-21.25pt" fo:margin-left="33.25pt" fo:margin-right="0pt" fo:margin-top="0pt" fo:margin-bottom="0pt" fo:line-height="160%"/>
    </style:style>
    <style:style style:family="paragraph" style:class="text" style:name="Paragraph-379" style:parent-style-name="보기">
      <style:paragraph-properties fo:text-align="justify" fo:text-indent="-21.85pt" fo:margin-left="33.85pt" fo:margin-right="0pt" fo:margin-top="0pt" fo:margin-bottom="0pt" fo:line-height="160%"/>
    </style:style>
    <style:style style:family="text" style:name="p38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87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88" style:parent-style-name="보기">
      <style:paragraph-properties fo:text-align="justify" fo:text-indent="-21.08pt" fo:margin-left="33.08pt" fo:margin-right="0pt" fo:margin-top="0pt" fo:margin-bottom="0pt" fo:line-height="160%"/>
    </style:style>
    <style:style style:family="text" style:name="p38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89" style:parent-style-name="보기">
      <style:paragraph-properties fo:text-align="justify" fo:text-indent="-21.08pt" fo:margin-left="33.08pt" fo:margin-right="0pt" fo:margin-top="0pt" fo:margin-bottom="0pt" fo:line-height="160%"/>
    </style:style>
    <style:style style:family="paragraph" style:class="text" style:name="Paragraph-390" style:parent-style-name="보기">
      <style:paragraph-properties fo:text-align="justify" fo:text-indent="-21.08pt" fo:margin-left="33.08pt" fo:margin-right="0pt" fo:margin-top="0pt" fo:margin-bottom="0pt" fo:line-height="160%"/>
    </style:style>
    <style:style style:family="paragraph" style:class="text" style:name="Paragraph-391" style:parent-style-name="보기">
      <style:paragraph-properties fo:text-align="justify" fo:text-indent="-20.97pt" fo:margin-left="32.97pt" fo:margin-right="0pt" fo:margin-top="0pt" fo:margin-bottom="0pt" fo:line-height="160%"/>
    </style:style>
    <style:style style:family="text" style:name="p39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3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94" style:parent-style-name="보기">
      <style:paragraph-properties fo:text-align="justify" fo:text-indent="-21.63pt" fo:margin-left="33.63pt" fo:margin-right="0pt" fo:margin-top="0pt" fo:margin-bottom="0pt" fo:line-height="160%"/>
    </style:style>
    <style:style style:family="paragraph" style:class="text" style:name="Paragraph-396" style:parent-style-name="보기">
      <style:paragraph-properties fo:text-align="justify" fo:text-indent="-21.19pt" fo:margin-left="33.19pt" fo:margin-right="0pt" fo:margin-top="0pt" fo:margin-bottom="0pt" fo:line-height="160%"/>
    </style:style>
    <style:style style:family="paragraph" style:class="text" style:name="Paragraph-397" style:parent-style-name="보기">
      <style:paragraph-properties fo:text-align="justify" fo:text-indent="-21.85pt" fo:margin-left="33.85pt" fo:margin-right="0pt" fo:margin-top="0pt" fo:margin-bottom="0pt" fo:line-height="160%"/>
    </style:style>
    <style:style style:family="paragraph" style:class="text" style:name="Paragraph-398" style:parent-style-name="보기">
      <style:paragraph-properties fo:text-align="justify" fo:text-indent="-21.63pt" fo:margin-left="33.63pt" fo:margin-right="0pt" fo:margin-top="0pt" fo:margin-bottom="0pt" fo:line-height="160%"/>
    </style:style>
    <style:style style:family="paragraph" style:class="text" style:name="Paragraph-400" style:parent-style-name="보기">
      <style:paragraph-properties fo:text-align="justify" fo:text-indent="-21.69pt" fo:margin-left="33.69pt" fo:margin-right="0pt" fo:margin-top="0pt" fo:margin-bottom="0pt" fo:line-height="160%"/>
    </style:style>
    <style:style style:family="text" style:name="p40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0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0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01" style:parent-style-name="보기">
      <style:paragraph-properties fo:text-align="justify" fo:text-indent="-21.19pt" fo:margin-left="33.19pt" fo:margin-right="0pt" fo:margin-top="0pt" fo:margin-bottom="0pt" fo:line-height="160%"/>
    </style:style>
    <style:style style:family="text" style:name="p402-3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2-4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11" style:parent-style-name="보기">
      <style:paragraph-properties fo:text-align="justify" fo:text-indent="-21.68pt" fo:margin-left="33.68pt" fo:margin-right="0pt" fo:margin-top="0pt" fo:margin-bottom="0pt" fo:line-height="160%"/>
    </style:style>
    <style:style style:family="paragraph" style:class="text" style:name="Paragraph-412" style:parent-style-name="보기">
      <style:paragraph-properties fo:text-align="justify" fo:text-indent="-21.25pt" fo:margin-left="33.25pt" fo:margin-right="0pt" fo:margin-top="0pt" fo:margin-bottom="0pt" fo:line-height="160%"/>
    </style:style>
    <style:style style:family="text" style:name="p41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13" style:parent-style-name="보기">
      <style:paragraph-properties fo:text-align="justify" fo:text-indent="-21.25pt" fo:margin-left="33.25pt" fo:margin-right="0pt" fo:margin-top="0pt" fo:margin-bottom="0pt" fo:line-height="160%"/>
    </style:style>
    <style:style style:family="text" style:name="p41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3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3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14" style:parent-style-name="보기">
      <style:paragraph-properties fo:text-align="justify" fo:text-indent="-21.25pt" fo:margin-left="33.25pt" fo:margin-right="0pt" fo:margin-top="0pt" fo:margin-bottom="0pt" fo:line-height="160%"/>
    </style:style>
    <style:style style:family="text" style:name="p41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4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15" style:parent-style-name="보기">
      <style:paragraph-properties fo:text-align="justify" fo:text-indent="-21.25pt" fo:margin-left="33.25pt" fo:margin-right="0pt" fo:margin-top="0pt" fo:margin-bottom="0pt" fo:line-height="160%"/>
    </style:style>
    <style:style style:family="text" style:name="p416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416-1-4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paragraph" style:class="text" style:name="Paragraph-421" style:parent-style-name="제1조">
      <style:paragraph-properties fo:text-align="justify" fo:text-indent="-15pt" fo:margin-left="15pt" fo:margin-right="0pt" fo:margin-top="0pt" fo:margin-bottom="0pt" fo:line-height="160%"/>
    </style:style>
    <style:style style:family="text" style:name="p42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1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421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1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22" style:parent-style-name="제1조">
      <style:paragraph-properties fo:text-align="justify" fo:text-indent="-17.6pt" fo:margin-left="17.6pt" fo:margin-right="0pt" fo:margin-top="0pt" fo:margin-bottom="0pt" fo:line-height="160%"/>
    </style:style>
    <style:style style:family="text" style:name="p42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2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2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2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23" style:parent-style-name="제1조">
      <style:paragraph-properties fo:text-align="justify" fo:text-indent="-17.6pt" fo:margin-left="17.6pt" fo:margin-right="0pt" fo:margin-top="0pt" fo:margin-bottom="0pt" fo:line-height="160%"/>
    </style:style>
    <style:style style:family="text" style:name="p42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3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3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3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24" style:parent-style-name="제1조">
      <style:paragraph-properties fo:text-align="justify" fo:text-indent="-17.6pt" fo:margin-left="17.6pt" fo:margin-right="0pt" fo:margin-top="0pt" fo:margin-bottom="0pt" fo:line-height="160%"/>
    </style:style>
    <style:style style:family="text" style:name="p42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25" style:parent-style-name="제1조">
      <style:paragraph-properties fo:text-align="justify" fo:text-indent="-17.6pt" fo:margin-left="17.6pt" fo:margin-right="0pt" fo:margin-top="0pt" fo:margin-bottom="0pt" fo:line-height="160%"/>
    </style:style>
    <style:style style:family="text" style:name="p42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4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47-1-1">
      <style:text-properties style:font-name="휴먼명조" style:font-name-asian="한양신명조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text" style:name="p447-1-2">
      <style:text-properties style:font-name="휴먼명조" style:font-name-asian="한양신명조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text" style:name="p447-1-3">
      <style:text-properties style:font-name="휴먼명조" style:font-name-asian="한양신명조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0" style:parent-style-name="보기">
      <style:paragraph-properties fo:text-align="justify" fo:text-indent="-22.15pt" fo:margin-left="34.15pt" fo:margin-right="0pt" fo:margin-top="0pt" fo:margin-bottom="0pt" fo:line-height="160%"/>
    </style:style>
    <style:style style:family="paragraph" style:class="text" style:name="Paragraph-451" style:parent-style-name="보기">
      <style:paragraph-properties fo:text-align="justify" fo:text-indent="-20.92pt" fo:margin-left="32.92pt" fo:margin-right="0pt" fo:margin-top="0pt" fo:margin-bottom="0pt" fo:line-height="160%"/>
    </style:style>
    <style:style style:family="paragraph" style:class="text" style:name="Paragraph-452" style:parent-style-name="보기">
      <style:paragraph-properties fo:text-align="justify" fo:text-indent="-22.51pt" fo:margin-left="34.51pt" fo:margin-right="0pt" fo:margin-top="0pt" fo:margin-bottom="0pt" fo:line-height="160%"/>
    </style:style>
    <style:style style:family="paragraph" style:class="text" style:name="Paragraph-453" style:parent-style-name="보기">
      <style:paragraph-properties fo:text-align="justify" fo:text-indent="-20.97pt" fo:margin-left="32.97pt" fo:margin-right="0pt" fo:margin-top="0pt" fo:margin-bottom="0pt" fo:line-height="160%"/>
    </style:style>
    <style:style style:family="paragraph" style:class="text" style:name="Paragraph-454" style:parent-style-name="보기">
      <style:paragraph-properties fo:text-align="justify" fo:text-indent="-15.57pt" fo:margin-left="27.57pt" fo:margin-right="0pt" fo:margin-top="0pt" fo:margin-bottom="0pt" fo:line-height="160%"/>
    </style:style>
    <style:style style:family="paragraph" style:class="text" style:name="Paragraph-456" style:parent-style-name="보기">
      <style:paragraph-properties fo:text-align="justify" fo:text-indent="-22.63pt" fo:margin-left="34.63pt" fo:margin-right="0pt" fo:margin-top="0pt" fo:margin-bottom="0pt" fo:line-height="160%"/>
    </style:style>
    <style:style style:family="paragraph" style:class="text" style:name="Paragraph-457" style:parent-style-name="보기">
      <style:paragraph-properties fo:text-align="justify" fo:text-indent="-22.16pt" fo:margin-left="34.16pt" fo:margin-right="0pt" fo:margin-top="0pt" fo:margin-bottom="0pt" fo:line-height="160%"/>
    </style:style>
    <style:style style:family="paragraph" style:class="text" style:name="Paragraph-458" style:parent-style-name="보기">
      <style:paragraph-properties fo:text-align="justify" fo:text-indent="-22.03pt" fo:margin-left="34.03pt" fo:margin-right="0pt" fo:margin-top="0pt" fo:margin-bottom="0pt" fo:line-height="160%"/>
    </style:style>
    <style:style style:family="paragraph" style:class="text" style:name="Paragraph-459" style:parent-style-name="보기">
      <style:paragraph-properties fo:text-align="justify" fo:text-indent="-21.35pt" fo:margin-left="33.35pt" fo:margin-right="0pt" fo:margin-top="0pt" fo:margin-bottom="0pt" fo:line-height="160%"/>
    </style:style>
    <style:style style:family="paragraph" style:class="text" style:name="Paragraph-460" style:parent-style-name="보기">
      <style:paragraph-properties fo:text-align="justify" fo:text-indent="-21.35pt" fo:margin-left="33.35pt" fo:margin-right="0pt" fo:margin-top="0pt" fo:margin-bottom="0pt" fo:line-height="160%"/>
    </style:style>
    <style:style style:family="paragraph" style:class="text" style:name="Paragraph-462" style:parent-style-name="보기">
      <style:paragraph-properties fo:text-align="justify" fo:text-indent="-22.16pt" fo:margin-left="34.16pt" fo:margin-right="0pt" fo:margin-top="0pt" fo:margin-bottom="0pt" fo:line-height="160%"/>
    </style:style>
    <style:style style:family="paragraph" style:class="text" style:name="Paragraph-463" style:parent-style-name="보기">
      <style:paragraph-properties fo:text-align="justify" fo:text-indent="-22.16pt" fo:margin-left="34.16pt" fo:margin-right="0pt" fo:margin-top="0pt" fo:margin-bottom="0pt" fo:line-height="160%"/>
    </style:style>
    <style:style style:family="paragraph" style:class="text" style:name="Paragraph-464" style:parent-style-name="보기">
      <style:paragraph-properties fo:text-align="justify" fo:text-indent="-22.16pt" fo:margin-left="34.16pt" fo:margin-right="0pt" fo:margin-top="0pt" fo:margin-bottom="0pt" fo:line-height="160%"/>
    </style:style>
    <style:style style:family="paragraph" style:class="text" style:name="Paragraph-465" style:parent-style-name="보기">
      <style:paragraph-properties fo:text-align="justify" fo:text-indent="-21.72pt" fo:margin-left="33.72pt" fo:margin-right="0pt" fo:margin-top="0pt" fo:margin-bottom="0pt" fo:line-height="160%"/>
    </style:style>
    <style:style style:family="paragraph" style:class="text" style:name="Paragraph-471" style:parent-style-name="보기">
      <style:paragraph-properties fo:text-align="justify" fo:text-indent="-21.44pt" fo:margin-left="33.44pt" fo:margin-right="0pt" fo:margin-top="0pt" fo:margin-bottom="0pt" fo:line-height="160%"/>
    </style:style>
    <style:style style:family="paragraph" style:class="text" style:name="Paragraph-472" style:parent-style-name="보기">
      <style:paragraph-properties fo:text-align="justify" fo:text-indent="-21.44pt" fo:margin-left="33.44pt" fo:margin-right="0pt" fo:margin-top="0pt" fo:margin-bottom="0pt" fo:line-height="160%"/>
    </style:style>
    <style:style style:family="paragraph" style:class="text" style:name="Paragraph-473" style:parent-style-name="보기">
      <style:paragraph-properties fo:text-align="justify" fo:text-indent="-21.44pt" fo:margin-left="33.44pt" fo:margin-right="0pt" fo:margin-top="0pt" fo:margin-bottom="0pt" fo:line-height="160%"/>
    </style:style>
    <style:style style:family="paragraph" style:class="text" style:name="Paragraph-474" style:parent-style-name="보기">
      <style:paragraph-properties fo:text-align="justify" fo:text-indent="-21.43pt" fo:margin-left="33.43pt" fo:margin-right="0pt" fo:margin-top="0pt" fo:margin-bottom="0pt" fo:line-height="160%"/>
    </style:style>
    <style:style style:family="paragraph" style:class="text" style:name="Paragraph-478" style:parent-style-name="보기">
      <style:paragraph-properties fo:text-align="justify" fo:text-indent="-21.76pt" fo:margin-left="33.76pt" fo:margin-right="0pt" fo:margin-top="0pt" fo:margin-bottom="0pt" fo:line-height="160%"/>
    </style:style>
    <style:style style:family="paragraph" style:class="text" style:name="Paragraph-479" style:parent-style-name="보기">
      <style:paragraph-properties fo:text-align="justify" fo:text-indent="-21.76pt" fo:margin-left="33.76pt" fo:margin-right="0pt" fo:margin-top="0pt" fo:margin-bottom="0pt" fo:line-height="160%"/>
    </style:style>
    <style:style style:family="paragraph" style:class="text" style:name="Paragraph-480" style:parent-style-name="보기">
      <style:paragraph-properties fo:text-align="justify" fo:text-indent="-21.76pt" fo:margin-left="33.76pt" fo:margin-right="0pt" fo:margin-top="0pt" fo:margin-bottom="0pt" fo:line-height="160%"/>
    </style:style>
    <style:style style:family="paragraph" style:class="text" style:name="Paragraph-484" style:parent-style-name="보기">
      <style:paragraph-properties fo:text-align="justify" fo:text-indent="-21.76pt" fo:margin-left="33.76pt" fo:margin-right="0pt" fo:margin-top="0pt" fo:margin-bottom="0pt" fo:line-height="160%"/>
    </style:style>
    <style:style style:family="paragraph" style:class="text" style:name="Paragraph-489" style:parent-style-name="보기">
      <style:paragraph-properties fo:text-align="justify" fo:text-indent="-22.45pt" fo:margin-left="34.45pt" fo:margin-right="0pt" fo:margin-top="0pt" fo:margin-bottom="0pt" fo:line-height="160%"/>
    </style:style>
    <style:style style:family="paragraph" style:class="text" style:name="Paragraph-490" style:parent-style-name="보기">
      <style:paragraph-properties fo:text-align="justify" fo:text-indent="-22.45pt" fo:margin-left="34.45pt" fo:margin-right="0pt" fo:margin-top="0pt" fo:margin-bottom="0pt" fo:line-height="160%"/>
    </style:style>
    <style:style style:family="paragraph" style:class="text" style:name="Paragraph-491" style:parent-style-name="보기">
      <style:paragraph-properties fo:text-align="justify" fo:text-indent="-22.45pt" fo:margin-left="34.45pt" fo:margin-right="0pt" fo:margin-top="0pt" fo:margin-bottom="0pt" fo:line-height="160%"/>
    </style:style>
    <style:style style:family="paragraph" style:class="text" style:name="Paragraph-492" style:parent-style-name="보기">
      <style:paragraph-properties fo:text-align="justify" fo:text-indent="-22.45pt" fo:margin-left="34.45pt" fo:margin-right="0pt" fo:margin-top="0pt" fo:margin-bottom="0pt" fo:line-height="160%"/>
    </style:style>
    <style:style style:family="paragraph" style:class="text" style:name="Paragraph-500" style:parent-style-name="문항">
      <style:paragraph-properties fo:text-align="justify" fo:text-indent="-21.85pt" fo:margin-left="21.85pt" fo:margin-right="0pt" fo:margin-top="0pt" fo:margin-bottom="0pt" fo:line-height="160%"/>
    </style:style>
    <style:style style:family="paragraph" style:class="text" style:name="Paragraph-509" style:parent-style-name="보기">
      <style:paragraph-properties fo:text-align="justify" fo:text-indent="-21.33pt" fo:margin-left="33.33pt" fo:margin-right="0pt" fo:margin-top="0pt" fo:margin-bottom="0pt" fo:line-height="160%"/>
    </style:style>
    <style:style style:family="paragraph" style:class="text" style:name="Paragraph-510" style:parent-style-name="보기">
      <style:paragraph-properties fo:text-align="justify" fo:text-indent="-21.33pt" fo:margin-left="33.33pt" fo:margin-right="0pt" fo:margin-top="0pt" fo:margin-bottom="0pt" fo:line-height="160%"/>
    </style:style>
    <style:style style:family="text" style:name="p514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518-2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527-2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paragraph" style:class="text" style:name="Paragraph-531" style:parent-style-name="보기">
      <style:paragraph-properties fo:text-align="justify" fo:text-indent="-22.42pt" fo:margin-left="34.42pt" fo:margin-right="0pt" fo:margin-top="0pt" fo:margin-bottom="0pt" fo:line-height="160%"/>
    </style:style>
    <style:style style:family="paragraph" style:class="text" style:name="Paragraph-532" style:parent-style-name="보기">
      <style:paragraph-properties fo:text-align="justify" fo:text-indent="-22.42pt" fo:margin-left="34.42pt" fo:margin-right="0pt" fo:margin-top="0pt" fo:margin-bottom="0pt" fo:line-height="160%"/>
    </style:style>
    <style:style style:family="paragraph" style:class="text" style:name="Paragraph-533" style:parent-style-name="보기">
      <style:paragraph-properties fo:text-align="justify" fo:text-indent="-22.42pt" fo:margin-left="34.42pt" fo:margin-right="0pt" fo:margin-top="0pt" fo:margin-bottom="0pt" fo:line-height="160%"/>
    </style:style>
    <style:style style:family="paragraph" style:class="text" style:name="Paragraph-534" style:parent-style-name="보기">
      <style:paragraph-properties fo:text-align="justify" fo:text-indent="-22.42pt" fo:margin-left="34.42pt" fo:margin-right="0pt" fo:margin-top="0pt" fo:margin-bottom="0pt" fo:line-height="160%"/>
    </style:style>
    <style:style style:family="paragraph" style:class="text" style:name="Paragraph-535" style:parent-style-name="문항">
      <style:paragraph-properties fo:text-align="justify" fo:text-indent="-22.42pt" fo:margin-left="22.42pt" fo:margin-right="0pt" fo:margin-top="0pt" fo:margin-bottom="0pt" fo:line-height="160%"/>
    </style:style>
    <style:style style:family="paragraph" style:class="text" style:name="Paragraph-536" style:parent-style-name="보기">
      <style:paragraph-properties fo:text-align="justify" fo:text-indent="-22.42pt" fo:margin-left="34.42pt" fo:margin-right="0pt" fo:margin-top="0pt" fo:margin-bottom="0pt" fo:line-height="160%"/>
    </style:style>
    <style:style style:family="paragraph" style:class="text" style:name="Paragraph-540" style:parent-style-name="보기">
      <style:paragraph-properties fo:text-align="justify" fo:text-indent="-22.42pt" fo:margin-left="34.42pt" fo:margin-right="0pt" fo:margin-top="0pt" fo:margin-bottom="0pt" fo:line-height="160%"/>
    </style:style>
    <style:style style:family="paragraph" style:class="text" style:name="Paragraph-541" style:parent-style-name="문항">
      <style:paragraph-properties fo:text-align="justify" fo:text-indent="-22.42pt" fo:margin-left="22.42pt" fo:margin-right="0pt" fo:margin-top="0pt" fo:margin-bottom="0pt" fo:line-height="160%"/>
    </style:style>
    <style:style style:family="paragraph" style:class="text" style:name="Paragraph-542" style:parent-style-name="보기">
      <style:paragraph-properties fo:text-align="justify" fo:text-indent="-54.81pt" fo:margin-left="66.81pt" fo:margin-right="0pt" fo:margin-top="0pt" fo:margin-bottom="0pt" fo:line-height="160%"/>
    </style:style>
    <style:style style:family="paragraph" style:class="text" style:name="Paragraph-543" style:parent-style-name="보기">
      <style:paragraph-properties fo:text-align="justify" fo:text-indent="-65.43pt" fo:margin-left="77.43pt" fo:margin-right="0pt" fo:margin-top="0pt" fo:margin-bottom="0pt" fo:line-height="160%"/>
    </style:style>
    <style:style style:family="paragraph" style:class="text" style:name="Paragraph-544" style:parent-style-name="보기">
      <style:paragraph-properties fo:text-align="justify" fo:text-indent="-65.58pt" fo:margin-left="77.58pt" fo:margin-right="0pt" fo:margin-top="0pt" fo:margin-bottom="0pt" fo:line-height="160%"/>
    </style:style>
    <style:style style:family="paragraph" style:class="text" style:name="Paragraph-545" style:parent-style-name="보기">
      <style:paragraph-properties fo:text-align="justify" fo:text-indent="-65.58pt" fo:margin-left="77.58pt" fo:margin-right="0pt" fo:margin-top="0pt" fo:margin-bottom="0pt" fo:line-height="160%"/>
    </style:style>
    <style:style style:family="paragraph" style:class="text" style:name="Paragraph-546" style:parent-style-name="보기">
      <style:paragraph-properties fo:text-align="justify" fo:text-indent="-65.58pt" fo:margin-left="77.58pt" fo:margin-right="0pt" fo:margin-top="0pt" fo:margin-bottom="0pt" fo:line-height="160%"/>
    </style:style>
    <style:style style:family="text" style:name="p549-1-3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549-1-7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paragraph" style:class="text" style:name="Paragraph-550" style:parent-style-name="보기">
      <style:paragraph-properties fo:text-align="justify" fo:text-indent="-22.42pt" fo:margin-left="34.42pt" fo:margin-right="0pt" fo:margin-top="0pt" fo:margin-bottom="0pt" fo:line-height="160%"/>
    </style:style>
    <style:style style:family="paragraph" style:class="text" style:name="Paragraph-551" style:parent-style-name="바탕글">
      <style:paragraph-properties fo:text-align="justify" fo:text-indent="-22.42pt" fo:margin-left="22.42pt" fo:margin-right="0pt" fo:margin-top="0pt" fo:margin-bottom="0pt" fo:line-height="160%"/>
    </style:style>
    <style:style style:family="paragraph" style:class="text" style:name="Paragraph-552" style:parent-style-name="바탕글">
      <style:paragraph-properties fo:text-align="justify" fo:text-indent="-22.42pt" fo:margin-left="22.42pt" fo:margin-right="0pt" fo:margin-top="0pt" fo:margin-bottom="0pt" fo:line-height="160%"/>
    </style:style>
    <style:style style:family="paragraph" style:class="text" style:name="Paragraph-553" style:parent-style-name="바탕글">
      <style:paragraph-properties fo:text-align="justify" fo:text-indent="-22.42pt" fo:margin-left="22.42pt" fo:margin-right="0pt" fo:margin-top="0pt" fo:margin-bottom="0pt" fo:line-height="160%"/>
    </style:style>
    <style:style style:family="paragraph" style:class="text" style:name="Paragraph-554" style:parent-style-name="바탕글">
      <style:paragraph-properties fo:text-align="justify" fo:text-indent="-22.42pt" fo:margin-left="22.42pt" fo:margin-right="0pt" fo:margin-top="0pt" fo:margin-bottom="0pt" fo:line-height="160%"/>
    </style:style>
    <style:style style:family="paragraph" style:class="text" style:name="Paragraph-555" style:parent-style-name="바탕글">
      <style:paragraph-properties fo:text-align="justify" fo:text-indent="-22.42pt" fo:margin-left="22.42pt" fo:margin-right="0pt" fo:margin-top="0pt" fo:margin-bottom="0pt" fo:line-height="160%"/>
    </style:style>
    <style:style style:family="paragraph" style:class="text" style:name="Paragraph-556" style:parent-style-name="바탕글">
      <style:paragraph-properties fo:text-align="justify" fo:text-indent="-22.42pt" fo:margin-left="22.42pt" fo:margin-right="0pt" fo:margin-top="0pt" fo:margin-bottom="0pt" fo:line-height="160%"/>
    </style:style>
    <style:style style:family="paragraph" style:class="text" style:name="Paragraph-557" style:parent-style-name="바탕글">
      <style:paragraph-properties fo:text-align="justify" fo:text-indent="-22.42pt" fo:margin-left="22.42pt" fo:margin-right="0pt" fo:margin-top="0pt" fo:margin-bottom="0pt" fo:line-height="160%"/>
    </style:style>
    <style:style style:family="paragraph" style:class="text" style:name="Paragraph-558" style:parent-style-name="바탕글">
      <style:paragraph-properties fo:text-align="justify" fo:text-indent="-22.42pt" fo:margin-left="22.42pt" fo:margin-right="0pt" fo:margin-top="0pt" fo:margin-bottom="0pt" fo:line-height="160%"/>
    </style:style>
    <style:style style:family="paragraph" style:class="text" style:name="Paragraph-559" style:parent-style-name="바탕글">
      <style:paragraph-properties fo:text-align="justify" fo:text-indent="-22.42pt" fo:margin-left="22.42pt" fo:margin-right="0pt" fo:margin-top="0pt" fo:margin-bottom="0pt" fo:line-height="160%"/>
    </style:style>
    <style:style style:family="paragraph" style:class="text" style:name="Paragraph-560" style:parent-style-name="바탕글">
      <style:paragraph-properties fo:text-align="justify" fo:text-indent="-22.42pt" fo:margin-left="22.42pt" fo:margin-right="0pt" fo:margin-top="0pt" fo:margin-bottom="0pt" fo:line-height="160%"/>
    </style:style>
    <style:style style:family="paragraph" style:class="text" style:name="Paragraph-561" style:parent-style-name="바탕글">
      <style:paragraph-properties fo:text-align="justify" fo:text-indent="-22.42pt" fo:margin-left="22.42pt" fo:margin-right="0pt" fo:margin-top="0pt" fo:margin-bottom="0pt" fo:line-height="160%"/>
    </style:style>
    <style:style style:family="paragraph" style:class="text" style:name="Paragraph-562" style:parent-style-name="바탕글">
      <style:paragraph-properties fo:text-align="justify" fo:text-indent="-22.42pt" fo:margin-left="22.42pt" fo:margin-right="0pt" fo:margin-top="0pt" fo:margin-bottom="0pt" fo:line-height="160%"/>
    </style:style>
    <style:style style:family="paragraph" style:class="text" style:name="Paragraph-563" style:parent-style-name="바탕글">
      <style:paragraph-properties fo:text-align="justify" fo:text-indent="-22.42pt" fo:margin-left="22.42pt" fo:margin-right="0pt" fo:margin-top="0pt" fo:margin-bottom="0pt" fo:line-height="160%"/>
    </style:style>
    <style:style style:family="paragraph" style:class="text" style:name="Paragraph-564" style:parent-style-name="바탕글">
      <style:paragraph-properties fo:text-align="justify" fo:text-indent="-22.42pt" fo:margin-left="22.42pt" fo:margin-right="0pt" fo:margin-top="0pt" fo:margin-bottom="0pt" fo:line-height="160%"/>
    </style:style>
    <style:style style:family="paragraph" style:class="text" style:name="Paragraph-565" style:parent-style-name="바탕글">
      <style:paragraph-properties fo:text-align="justify" fo:text-indent="-22.42pt" fo:margin-left="22.42pt" fo:margin-right="0pt" fo:margin-top="0pt" fo:margin-bottom="0pt" fo:line-height="160%"/>
    </style:style>
    <style:style style:family="paragraph" style:class="text" style:name="Paragraph-566" style:parent-style-name="바탕글">
      <style:paragraph-properties fo:text-align="justify" fo:text-indent="-22.42pt" fo:margin-left="22.42pt" fo:margin-right="0pt" fo:margin-top="0pt" fo:margin-bottom="0pt" fo:line-height="160%"/>
    </style:style>
    <style:style style:family="paragraph" style:class="text" style:name="Paragraph-567" style:parent-style-name="바탕글">
      <style:paragraph-properties fo:text-align="justify" fo:text-indent="-22.42pt" fo:margin-left="22.42pt" fo:margin-right="0pt" fo:margin-top="0pt" fo:margin-bottom="0pt" fo:line-height="160%"/>
    </style:style>
    <style:style style:family="paragraph" style:class="text" style:name="Paragraph-568" style:parent-style-name="바탕글">
      <style:paragraph-properties fo:text-align="justify" fo:text-indent="-22.42pt" fo:margin-left="22.42pt" fo:margin-right="0pt" fo:margin-top="0pt" fo:margin-bottom="0pt" fo:line-height="160%"/>
    </style:style>
    <style:style style:family="paragraph" style:class="text" style:name="Paragraph-56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7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70-1-1">
      <style:text-properties style:font-name="휴먼명조" style:font-name-asian="한양신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7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71-1-1">
      <style:text-properties style:font-name="휴먼명조" style:font-name-asian="한양신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7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72-1-1">
      <style:text-properties style:font-name="휴먼명조" style:font-name-asian="한양신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73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574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575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576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577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578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579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580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581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582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583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584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585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586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587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588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589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590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591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592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593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594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595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596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597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598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599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00" style:parent-style-name="바탕글">
      <style:paragraph-properties fo:text-align="justify" fo:text-indent="0pt" fo:margin-left="0pt" fo:margin-right="0pt" fo:margin-top="0pt" fo:margin-bottom="0pt" fo:line-height="130%" fo:break-before="page"/>
    </style:style>
    <style:style style:family="paragraph" style:class="text" style:name="Paragraph-60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0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0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0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0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0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0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0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0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1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1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1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1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1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1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1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1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18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19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20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21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22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23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24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2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25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26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27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28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29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30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31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32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33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34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35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36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37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38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39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40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41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42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43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44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45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46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47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48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49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4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50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5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51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52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5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53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5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54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55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5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56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5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57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58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59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5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60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61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6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62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63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64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65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66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67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68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69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70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71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7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72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73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74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75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76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77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78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79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7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80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81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8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8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8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8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8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8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8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8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9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9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9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9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9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9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9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9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9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9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0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0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0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0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0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0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0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07" style:parent-style-name="바탕글">
      <style:paragraph-properties fo:text-align="justify" fo:text-indent="0pt" fo:margin-left="0pt" fo:margin-right="0pt" fo:margin-top="0pt" fo:margin-bottom="0pt" fo:line-height="130%"/>
    </style:style>
    <style:style style:name="Table-1" style:family="table">
      <style:table-properties style:width="178mm" table:align="margins" fo:margin-left="1mm" fo:margin-right="1mm" fo:margin-top="1mm" fo:margin-bottom="1mm" table:border-model="collapsing"/>
    </style:style>
    <style:style style:name="Table-1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1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2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><text:span text:style-name="p1-1-1">[ </text:span><text:span text:style-name="p1-1-2">지방공기업법 </text:span><text:span text:style-name="p1-1-3">]</text:span></text:p>
      <text:p text:style-name="Paragraph-2"/>
      <text:p text:style-name="Paragraph-3"><text:span>1. 지방공기업법에 해당하는 사업이 아닌 것은?(제2조)</text:span></text:p>
      <text:p text:style-name="Paragraph-4"><text:span>가. 수도사업(마을상수도사업을 제외한다)</text:span></text:p>
      <text:p text:style-name="Paragraph-5"><text:span>나. 자동차 운송사업</text:span></text:p>
      <text:p text:style-name="Paragraph-6"><text:span>다. 하수도 사업</text:span></text:p>
      <text:p text:style-name="Paragraph-7"><text:span>라. 주택임대사업</text:span></text:p>
      <text:p text:style-name="Paragraph-8"/>
      <text:p text:style-name="Paragraph-9"><text:span>2. 지방공사 설립 등에 관한 내용이다 잘못 된 것은?(제49조,제50조,제52조)</text:span></text:p>
      <text:p text:style-name="Paragraph-10"><text:span>가. 지방자치단체가 공사를 설립하고자 할 때에는 그 설립</text:span><text:span>·</text:span><text:span>업무 및 운영에 관한 기본적인 </text:span><text:span>사항을 조례로 정하여야 한다.</text:span></text:p>
      <text:p text:style-name="Paragraph-11"><text:span>나. 지방자치단체는 상호 규약을 정하여 공동으로 공사를 설립할 수 있다.</text:span></text:p>
      <text:p text:style-name="Paragraph-12"><text:span>다. 상호</text:span><text:span text:style-name="p12-1-2">규약에는 공사의 명칭, 사무소의 위치, 설립 지방자치단체, 사업내용, 공동처리</text:span><text:span>사항, </text:span><text:span>의결기관대표자의 선임방법, 출자방법 기타 필요한 사항을 규정하여야 한다.</text:span></text:p>
      <text:p text:style-name="Paragraph-13"><text:span>라. 공사의 주된 사무소의 위치는 조례로 정한다.</text:span></text:p>
      <text:p text:style-name="Paragraph-14"/>
      <text:p text:style-name="Paragraph-15"><text:span>3. 지방공사 자본금 출자에 관한 내용 중 틀린 것은?(제53조,제54조)</text:span></text:p>
      <text:p text:style-name="Paragraph-16"><text:span>가. 공사의 자본금은 지방자치단체가 전액을 현금 또는 현물로 출자한다.</text:span></text:p>
      <text:p text:style-name="Paragraph-17"><text:span>나. 공사의 운영을 위하여 필요한 경우에는 자본금의 2분의 1을 초과하지 아니하는 범위</text:span><text:span>안에서 지방자치단체외의 자(외국인 및 외국법인을 포함한다)로 하여금 출자하게 할 </text:span><text:span>수 있다. 증자의 경우에도 또한 같다.</text:span></text:p>
      <text:p text:style-name="Paragraph-18"><text:span>다. 지방자치단체외의 자가 공사에 자본금을 출자하는 경우에는 공사의 자본금은 주식으</text:span><text:span>로 분할</text:span><text:span>·</text:span><text:span>발행한다. 발행하는 주식의 종류, 1주의 금액, 주식발행의 시기, 발행주식의 </text:span><text:span>총수, 주금의 납입시기 및 납입방법은 정관으로 정한다.</text:span></text:p>
      <text:p text:style-name="Paragraph-19"><text:span>라. 공사는 당해 공사의 사업과 관계되는 사업을 효율적으로 수행하기 위하여 지방자치단</text:span><text:span>체의 장의 승인을 얻어 지방자치단체외의 다른 법인에 출자할 수 있다. 이 경우 출자</text:span><text:span>의 한도는 대통령령으로 정한다.</text:span></text:p>
      <text:p text:style-name="Paragraph-20"/>
      <text:p text:style-name="Paragraph-21"><text:span>4. 공사의 정관에 기재할 사항이 아닌 것은?(제56조)</text:span></text:p>
      <text:p text:style-name="Paragraph-22"><text:span>가. 목적    나. 명칭     다. 사무소의 소재지     라. 영업에 관한 사항</text:span></text:p>
      <text:p text:style-name="Paragraph-23"/>
      <text:p text:style-name="Paragraph-24"><text:span>5. 공사의 정관에 기재할 사항이 아닌 것은?(제56조)</text:span></text:p>
      <text:p text:style-name="Paragraph-25"><text:span>가. 직원의 정년 제한에 관한 사항</text:span></text:p>
      <text:p text:style-name="보기"><text:span>나. 이사회에 관한 사항</text:span></text:p>
      <text:p text:style-name="보기"><text:span>다. 재무회계에 관한 사항</text:span></text:p>
      <text:p text:style-name="보기"><text:span>라. 공고에 관한 사항</text:span></text:p>
      <text:p text:style-name="보기"/>
      <text:p text:style-name="Paragraph-30"><text:span>6. 공사의 정관에 기재할 사항이 아닌 것은?(제56조)</text:span></text:p>
      <text:p text:style-name="보기"><text:span>가. 자본금에 관한 사항</text:span></text:p>
      <text:p text:style-name="보기"><text:span>나. 사채발행에 관한 사항</text:span></text:p>
      <text:p text:style-name="보기"><text:span>다. 정관변경에 관한 사항</text:span></text:p>
      <text:p text:style-name="보기"><text:span>라. 건설 및 운영사업에 관한 사항</text:span></text:p>
      <text:p text:style-name="Paragraph-35"/>
      <text:p text:style-name="Paragraph-36"><text:span>7. 정관을 변경하고자 할 때에 맞는 것은?(제56조)</text:span></text:p>
      <text:p text:style-name="Paragraph-37"><text:span>가. 우리공사 사장의 인가를 받아야 한다.</text:span></text:p>
      <text:p text:style-name="Paragraph-38"><text:span>나. 지방자치단체의 장의 인가를 받아야 한다.</text:span></text:p>
      <text:p text:style-name="Paragraph-39"><text:span>다. 재적이사 3분의 2이상의 찬성을 얻어 위원회의 의결을 거쳐 국토해양부장관이 인가</text:span></text:p>
      <text:p text:style-name="Paragraph-40"><text:span>라. 재적이사 과반수 이상의 찬성을 얻어 위원회의 의결을 거쳐 국토해양부장관이 인가</text:span></text:p>
      <text:p text:style-name="Paragraph-41"/>
      <text:p text:style-name="Paragraph-42"><text:span>8. 공사의 임원에 관한 설명이다. 틀린 것은?(제58조)</text:span></text:p>
      <text:p text:style-name="Paragraph-43"><text:span>가. 공사의 임원은 사장을 포함한 이사 및 감사로 하며, 그 수는 조례로 정한다.</text:span></text:p>
      <text:p text:style-name="Paragraph-44"><text:span>나. 사장과 감사는 대통령령이 정하는 바에 의하여 지방공기업의 경영에 관한 전문적인 </text:span><text:span>식견과 능력이 있는 자중에서 지방자치단체의 장이 임면한다.</text:span></text:p>
      <text:p text:style-name="Paragraph-45"><text:span>다. 지방자치단체의 장이 사장을 임명할 때는 임원추천위원회에서 추천된 자중에서 임명</text:span><text:span>하여야 한다.</text:span></text:p>
      <text:p text:style-name="Paragraph-46"><text:span>라. 지방자치단체의 장은 사장의 경영성과에 따라 임기 중 해임하거나 임기종료에도 불구</text:span><text:span>하고 연임시킬 수 있다.</text:span></text:p>
      <text:p text:style-name="Paragraph-47"/>
      <text:p text:style-name="Paragraph-48"><text:span>9. 공사의 임원에 관한 설명이다. 틀린 것은?(제58조,정관 제10조)</text:span></text:p>
      <text:p text:style-name="Paragraph-49"><text:span>가. 사장의 연임 또는 해임기준 등에 관하여 필요한 사항은 대통령령으로 정한다.</text:span></text:p>
      <text:p text:style-name="Paragraph-50"><text:span>나. 임원추천위원회의 구성과 운영에 관하여는 대통령령이 정하는 기준에 따라 당해 정관</text:span><text:span>으로 정한다.</text:span></text:p>
      <text:p text:style-name="Paragraph-51"><text:span>다. </text:span><text:span text:style-name="p51-1-2">이사는 임원추천위원회에서 추천된 자 중에서 임명하되, 상임이사는 사장이 임면하고 </text:span><text:span text:style-name="p51-2-1">비상임이사는 지방자치단체의 장이 임면한다.</text:span></text:p>
      <text:p text:style-name="Paragraph-52"><text:span>라. 사장을 연임시키고자 하는 경우에는 임원추천위원회의 심의를 거쳐야 한다.</text:span></text:p>
      <text:p text:style-name="Paragraph-53"/>
      <text:p text:style-name="Paragraph-54"><text:span>10. 다음 빈칸에 들어갈 내용으로 맞는 것은?(제58조2)</text:span></text:p>
      <text:p text:style-name="보기"><text:span>사장과의 경영성과계약의 방법 및 절차 등에 관하여 필요한 사항은 </text:span><text:span text:style-name="p55-1-2">        </text:span><text:span>으로 정한다.</text:span></text:p>
      <text:p text:style-name="Paragraph-56"><text:span>가. 국토해양부령    나. 행정안전부령      다. 기획재정부령      라. 대통령령</text:span></text:p>
      <text:p text:style-name="Paragraph-57"/>
      <text:p text:style-name="Paragraph-58"><text:span>11. 다음은 임원의 결격사유에 관한 사항이다. 잘못된 것은?(제60조)</text:span></text:p>
      <text:p text:style-name="Paragraph-59"><text:span>가. 파산선고를 받고 복권되지 아니한 사람</text:span></text:p>
      <text:p text:style-name="Paragraph-60"><text:span>나. 금고 이상의 실형을 선고받고 그 집행이 끝나거나(집행이 끝난 것으로 보는 경우를 </text:span><text:span>포함한다) 집행이 면제된 날부터 2년이 지나지 아니한 사람</text:span></text:p>
      <text:p text:style-name="보기"><text:span>다. 지방공기업법에 위반하여 벌금형을 선고받고 1년이 지나지 아니한 사람</text:span></text:p>
      <text:p text:style-name="보기"><text:span>라. 법원의 판결에 따라 자격이 정지 또는 상실된 사람</text:span></text:p>
      <text:p text:style-name="Paragraph-63"/>
      <text:p text:style-name="Paragraph-64"><text:span>12. 다음의 내용 중 틀린 것은?(제61조,제62조,제63조의3)</text:span></text:p>
      <text:p text:style-name="Paragraph-65"><text:span>가. 임원은 지방자치단체의 장의, 직원은 사장의 허가없이 다른 직무를 겸할 수 없다. 다</text:span><text:span>만, 상근이 아닌 임원은 그러하지 아니하다.</text:span></text:p>
      <text:p text:style-name="Paragraph-66"><text:span>나. 이사회는 사장을 포함한 이사로 구성한다.</text:span></text:p>
      <text:p text:style-name="Paragraph-67"><text:span>다. 이사회의 권한과 운영에 관하여 필요한 사항은 조례로 정한다.</text:span></text:p>
      <text:p text:style-name="Paragraph-68"><text:span>라. 공사의 임</text:span><text:span>·</text:span><text:span>직원의 보수기준은 공사의 경영성과가 반영될 수 있도록 하여야 한다.</text:span></text:p>
      <text:p text:style-name="Paragraph-69"/>
      <text:p text:style-name="Paragraph-70"><text:span>13. 공사의 재무회계에 관한 사항이다. 잘못된 것은?(제64조,제64조2)</text:span></text:p>
      <text:p text:style-name="Paragraph-71"><text:span>가. 공사의 사업연도는 지방자치단체의 일반회계의 회계연도에 의한다.</text:span></text:p>
      <text:p text:style-name="Paragraph-72"><text:span>나. </text:span><text:span text:style-name="p72-1-2">공사는 경영의 성과 및 재무상태를 명백하게 파악할 수 있도록 회계거래를 발생의 사실에</text:span><text:span> </text:span><text:span text:style-name="p72-2-1">따라 기업회계기준에 의하여 계리하며, 사업분야별로 회계를 분리하여 계리할 수 없다.</text:span></text:p>
      <text:p text:style-name="Paragraph-73"><text:span>다. 공사는 계약을 체결함에 있어서 공정한 경쟁 또는 계약의 적정한 이행을 해칠 것이 </text:span><text:span text:style-name="p73-2-1">명백하다고 판단되는 자에 대하여는 2년 이내의 범위에서 입찰참가자격을 제한할 수 있다.</text:span></text:p>
      <text:p text:style-name="Paragraph-74"><text:span>라. 회계원칙에 따른 회계처리, 계약의 기준 및 절차, 입찰참가자격의 제한 등에 관하여 </text:span><text:span>필요한 사항은 행정안전부령으로 정한다.</text:span></text:p>
      <text:p text:style-name="Paragraph-75"/>
      <text:p text:style-name="Paragraph-76"><text:span>14. 예산에 관한 내용 중 잘못된 것은?(제65조,제65조의2)</text:span></text:p>
      <text:p text:style-name="Paragraph-77"><text:span>가. 공사의 사장은 매 사업연도의 사업계획 및 예산을 당해 사업연도 개시 전까지 편성하</text:span><text:span>여야 한다.</text:span></text:p>
      <text:p text:style-name="Paragraph-78"><text:span>나. 사업연도 개시전까지 편성한 예산은 이사회의 의결로 확정된다.</text:span></text:p>
      <text:p text:style-name="Paragraph-79"><text:span>다. 공사는 부득이한 사유로 회계연도 개시 전까지 예산이 확정되지 못한 때에는 전년도 </text:span><text:span>예산에 준하여 예산을 집행하여야 한다.</text:span></text:p>
      <text:p text:style-name="Paragraph-80"><text:span>라. 공사의 사장은 예산이 성립 또는 변경된 때에는 지체없이 기획재정부장관에게 보고하</text:span><text:span>여야 한다.</text:span></text:p>
      <text:p text:style-name="Paragraph-81"/>
      <text:p text:style-name="Paragraph-82"><text:span>15. 예산ㆍ결산에 관한 내용중 맞지 않는 것은?(제66조,제66조의2)</text:span></text:p>
      <text:p text:style-name="Paragraph-83"><text:span>가. 공사는 매 사업연도의 결산을 당해 사업연도 종료후 2월 이내에 완료하여야 한다.</text:span></text:p>
      <text:p text:style-name="Paragraph-84"><text:span>나. </text:span><text:span text:style-name="p84-1-2">공사는 결산완료후 결산서를 작성하여 대통령령이 정하는 서류 및 지방자치단체의 장이</text:span><text:span> </text:span><text:span>지정하는 공인회계사의 회계감사보고서를 첨부하여 지체없이 지방자치단체의 장에게 </text:span><text:span>보고하여 승인을 얻어야 한다.</text:span></text:p>
      <text:p text:style-name="Paragraph-85"><text:span>다. 기획재정부장관은 공사의 예산 및 결산에 있어서 공통적으로 적용하여야 할 사항에 </text:span><text:span>관한 기준을 작성</text:span><text:span>·</text:span><text:span>통보할 수 있다.</text:span></text:p>
      <text:p text:style-name="Paragraph-86"><text:span>라. 공사의 예산 및 결산의 제출 및 운영에 관하여 필요한 사항은 공통기준의 범위 안에</text:span><text:span>서 지방자치단체의 장이 정한다.</text:span></text:p>
      <text:p text:style-name="Paragraph-87"/>
      <text:p text:style-name="Paragraph-88"><text:span>16. 손익금의 처리방법으로 잘못된 것은?(제67조)</text:span></text:p>
      <text:p text:style-name="Paragraph-89"><text:span>가. 공사는 결산한 결과 이익이 생긴 때에는 이월결손금을 보전한 후 대통령령이 정하는 </text:span><text:span>바에 의하여 준비금으로 적립하여야 한다.</text:span></text:p>
      <text:p text:style-name="Paragraph-90"><text:span>나. 적립한 후 잉여가 생긴 때에는 이익을 배당하고 잔여금액은 정관이 정하는 바에 의하</text:span><text:span>여 적립할 수 있다.</text:span></text:p>
      <text:p text:style-name="Paragraph-91"><text:span>다. 공사는 결산한 결과 손실이 생긴 때에는 적립금으로 이를 보전한다.</text:span></text:p>
      <text:p text:style-name="Paragraph-92"><text:span>라. 부족할 때에는 준비금으로 보전하여야한다.</text:span></text:p>
      <text:p text:style-name="Paragraph-93"/>
      <text:p text:style-name="Paragraph-94"><text:span>17. 공사의 사채발행 및 차관에 관한 사항중 틀린 것은?(제68조)</text:span></text:p>
      <text:p text:style-name="Paragraph-95"><text:span>가. 공사는 지방자치단체의 장의 승인을 얻어 사채를 발행하거나 외국차관을 할 수 있다. </text:span><text:span>이 경우 사채발행의 한도는 대통령령으로 정한다.</text:span></text:p>
      <text:p text:style-name="Paragraph-96"><text:span>나. 지방자치단체의 장은 발행하는 사채가 대통령령이 정하는 기준을 초과하는 경우에는 </text:span><text:span>승인을 하기 전에 미리 행정안전부장관의 승인을 얻어야 한다.</text:span></text:p>
      <text:p text:style-name="Paragraph-97"><text:span>다. 사채의 발행</text:span><text:span>·</text:span><text:span>매각 및 상환에 관하여 필요한 사항은 정관으로 정한다.</text:span></text:p>
      <text:p text:style-name="Paragraph-98"><text:span>라. 지방자치단체는 사채의 상환을 보증할 수 있다.</text:span></text:p>
      <text:p text:style-name="Paragraph-99"/>
      <text:p text:style-name="Paragraph-100"><text:span>18. 지방공기업의 여유금의 운용방법 중 틀린 것은?(제69조)</text:span></text:p>
      <text:p text:style-name="Paragraph-101"><text:span>가. 국채의 취득                             나. 지방채의 취득</text:span></text:p>
      <text:p text:style-name="Paragraph-102"><text:span>다. 한국은행 기타 금융기관에의 예입         라. 외국으로 차관</text:span></text:p>
      <text:p text:style-name="Paragraph-103"/>
      <text:p text:style-name="Paragraph-104"><text:span>19. 다음사항 중 잘못 된 내용은?(제71조,제74조,제71조의3)</text:span></text:p>
      <text:p text:style-name="Paragraph-105"><text:span>가. 공사는 국가 또는 지방자치단체의 사업을 대행할 수 있으며, 이 경우에 필요한 비용은 </text:span><text:span>국가 또는 지방자치단체가 부담한다.</text:span></text:p>
      <text:p text:style-name="Paragraph-106"><text:span>나. 대행사업</text:span><text:span text:style-name="p106-1-2"> 비용의 부담에 관하여 필요한 사항은 대통령령이 정하는 것을 제외하고는</text:span><text:span> 조례</text:span><text:span>로 정한다.</text:span></text:p>
      <text:p text:style-name="Paragraph-107"><text:span>다. </text:span><text:span text:style-name="p107-1-2">기획재정부장관 및 지방자치단체의 장은 공사의 업무</text:span><text:span text:style-name="p107-1-3">·</text:span><text:span text:style-name="p107-1-4">회계 및 재산에 관한 사항을 검사할</text:span><text:span> </text:span><text:span>수 있으며 필요한 보고를 명할 수 있다.</text:span></text:p>
      <text:p text:style-name="Paragraph-108"><text:span>라. </text:span><text:span text:style-name="p108-1-2">공사는 필요하다고 인정하는 경우에는 당해 공사의 수요물자의 구매나 시설공사계약의</text:span><text:span> </text:span><text:span>체결을 조달청장에게 위탁할 수 있다.</text:span></text:p>
      <text:p text:style-name="Paragraph-109"/>
      <text:p text:style-name="Paragraph-110"><text:span>20. 다음의 내용중 맞지 않는 것은?(제75조,제75조의3,제75조의4,제75조의5)</text:span></text:p>
      <text:p text:style-name="Paragraph-111"><text:span>가. 공사에 대하여는 지방공기업법에 규정된 것을 제외하고는 그 성질에 반하지 아니하는 </text:span><text:span>범위안에서 상법중 주식회사에 관한 규정을 준용한다.</text:span></text:p>
      <text:p text:style-name="Paragraph-112"><text:span>나. </text:span><text:span text:style-name="p112-1-2">지방자치단체의 장은 공사가 수행하는 사업의 지원을 위하여 필요한 경우에는 그 소속</text:span><text:span>공무원을 공사에 파견하거나 겸임하게 할 수 있다.</text:span></text:p>
      <text:p text:style-name="Paragraph-113"><text:span>다. </text:span><text:span text:style-name="p113-1-2">지방자치단체의 장은 공사의 목적수행을 위하여 필요한 경우에는 지방공기업법에 의한 </text:span><text:span text:style-name="p113-2-1">권한의</text:span><text:span> 일부를 조례가 정하는 바에 의하여 공사의 사장에게 위탁할 수 있다.</text:span></text:p>
      <text:p text:style-name="Paragraph-114"><text:span>라. </text:span><text:span text:style-name="p114-1-2">공사가 매각되는 경우 </text:span><text:span text:style-name="p114-1-3">「</text:span><text:span text:style-name="p114-1-4">상법</text:span><text:span text:style-name="p114-1-5">」 </text:span><text:span text:style-name="p114-1-6">상의 청산 절차가 없이는 매수인은 주식회사로의 설립</text:span><text:span>등기를 신청할 수 없다.</text:span></text:p>
      <text:p text:style-name="Paragraph-115"/>
      <text:p text:style-name="Paragraph-116"><text:span>21. 지방공기업의 경영평가에 대한 내용중 잘못된 것은?(제78조,제78조의2)</text:span></text:p>
      <text:p text:style-name="Paragraph-117"><text:span>가. 행정안전부장관이 필요하다고 인정하는 경우에는 지방자치단체의 장으로 하여금 경영</text:span><text:span>평가를 실시하게 할 수 있다.</text:span></text:p>
      <text:p text:style-name="Paragraph-118"><text:span>나. 경영평가에는 지방공기업의 경영목표의 달성도, 업무의 능률성, 공익성 및 고객서비스 </text:span><text:span>등에 관한 평가가 포함되어야 한다.</text:span></text:p>
      <text:p text:style-name="Paragraph-119"><text:span>다. </text:span><text:span text:style-name="p119-1-2">경영평가와는 별도로 사장에 대하여 업무성과평가를 할 수 있다. 이 경우 공익성이 고려</text:span><text:span>되어야 한다.</text:span></text:p>
      <text:p text:style-name="Paragraph-120"><text:span>라. </text:span><text:span text:style-name="p120-1-2">지방자치단체의 장은 경영평가를 실시한 때에는 그 종료후 2월 이내에 경영평가보고서, </text:span><text:span>재무제표 기타 대통령령이 정하는 서류를 행정안전부장관에게 제출하여야 한다.</text:span></text:p>
      <text:p text:style-name="Paragraph-121"/>
      <text:p text:style-name="Paragraph-122"><text:span>22. 경영지도법인에 관한 내용 중 틀린 것은?(제78조의3)</text:span></text:p>
      <text:p text:style-name="Paragraph-123"><text:span>가. </text:span><text:span text:style-name="p123-1-2">지방공기업의 경영지도</text:span><text:span text:style-name="p123-1-3">·</text:span><text:span text:style-name="p123-1-4">자문 및 평가업무를 전문적으로 지원하게 하기 위하여 지방자치</text:span><text:span>단체는 공동으로 경영지도법인을 설립</text:span><text:span>·</text:span><text:span>운영할 수 있다.</text:span></text:p>
      <text:p text:style-name="Paragraph-124"><text:span>나. </text:span><text:span text:style-name="p124-1-2">지방자치단체가 경영지도법인을 설립하고자 할 때에는 그 정관을 첨부하여 행정안전부</text:span><text:span>장관의 설립인가를 받아야 한다.</text:span></text:p>
      <text:p text:style-name="Paragraph-125"><text:span>다. 지방자치단체는 경영지도법인에 대하여 출연 또는 보조할 수 있다.</text:span></text:p>
      <text:p text:style-name="Paragraph-126"><text:span>라. 경영지도법인의 설립</text:span><text:span>·</text:span><text:span>운영, 지방자치단체의 출연 또는 보조에 관하여 필요한 사항은 </text:span><text:span>행정안전부령으로 정한다.</text:span></text:p>
      <text:p text:style-name="Paragraph-127"/>
      <text:p text:style-name="Paragraph-128"><text:span>23. 지방자치단체가 지방공기업의 경영지도</text:span><text:span>․</text:span><text:span>자문 및 평가업무를 지원하기 위한 경영지도법</text:span><text:span>인을 설립할 때에 준용하는 규정은?(제78조의3)</text:span></text:p>
      <text:p text:style-name="Paragraph-129"><text:span>가. 도시철도법에 관한 규정             나. 민법상의 재단법인에 관한 규정</text:span></text:p>
      <text:p text:style-name="Paragraph-130"><text:span>다. 상법상의 비영리법인에 관한 규정    라. 상법상의 영리법인에 관한 규정</text:span></text:p>
      <text:p text:style-name="Paragraph-131"/>
      <text:p text:style-name="문항"><text:span>23-1. 지방공기업정책위원회의 심의사항이 아닌 것은?(제78조4)</text:span></text:p>
      <text:p text:style-name="보기"><text:span>가. 지방공기업 관련 주요정책에 관한 사항</text:span></text:p>
      <text:p text:style-name="보기"><text:span>나. 지방공기업 경영평가에 관한 사항</text:span></text:p>
      <text:p text:style-name="보기"><text:span>다. 경영진단 및 그 밖의 경영개선에 관한 사항</text:span></text:p>
      <text:p text:style-name="보기"><text:span>라. 경영진단반 해체 시기</text:span></text:p>
      <text:p text:style-name="Paragraph-137"/>
      <text:p text:style-name="Paragraph-138"><text:span>24. 공사의 임원이 예산</text:span><text:span>․</text:span><text:span>결산의 규정을 위반한 때에의 벌금은?(제81조)</text:span></text:p>
      <text:p text:style-name="Paragraph-139"><text:span>가. 300만원이하     나. 500만원이하     다. 1,000만원이하    라. 2,000만원이하</text:span></text:p>
      <text:p text:style-name="Paragraph-140"/>
      <text:p text:style-name="Paragraph-141"><text:span>25. 과태료에 관한 내용중 잘못된 것은?(제82조,시행령제79조,80조)</text:span></text:p>
      <text:p text:style-name="Paragraph-142"><text:span>가. </text:span><text:span text:style-name="p142-1-2">정당한 이유없이 </text:span><text:span>공사의 업무</text:span><text:span>·</text:span><text:span>회계 및 재산에 관한 사항의</text:span><text:span text:style-name="p142-1-6"> </text:span><text:span text:style-name="p142-1-7">검사를 거부</text:span><text:span text:style-name="p142-1-8">·</text:span><text:span text:style-name="p142-1-9">방해 또는 기</text:span><text:span text:style-name="p142-2-1">피한 자는 500만원 이하의 과태료에 처한다.</text:span></text:p>
      <text:p text:style-name="Paragraph-143"><text:span>나. </text:span><text:span text:style-name="p143-1-2">과태료중 행정안전부장관의 검사를 거부</text:span><text:span text:style-name="p143-1-3">·</text:span><text:span text:style-name="p143-1-4">방해 또는 기피한 자에 대한 과태료는 대통령</text:span><text:span>령이 정하는 바에 의하여 행정안전부장관이, 지방자치단체의 장의 검사를 거부</text:span><text:span>·</text:span><text:span>방해 </text:span><text:span text:style-name="p143-3-1">또는 기피한 자에 대한 과태료는 조례가 정하는 바에 의하여 지방자치단체의 장이 이를</text:span><text:span> </text:span><text:span>각각 부과</text:span><text:span>·</text:span><text:span>징수한다.</text:span></text:p>
      <text:p text:style-name="Paragraph-144"><text:span>다. </text:span><text:span text:style-name="p144-1-2">벌칙적용에 있어서 공무원으로 의제되는 직원의 범위는 공사의 임원 및 공사의 정관상 </text:span><text:span text:style-name="p144-2-1">과장 또는 팀장 이상의 직원을 말한다.</text:span></text:p>
      <text:p text:style-name="Paragraph-145"><text:span>라. 회계검사를 정당한 사유없이 거부한 때의 과태료 금액은 200만원 이다.</text:span></text:p>
      <text:p text:style-name="Paragraph-146"/>
      <text:p text:style-name="Paragraph-147"/>
      <text:p text:style-name="Paragraph-148"/>
      <text:p text:style-name="Paragraph-149"/>
      <text:p text:style-name="Paragraph-150"/>
      <text:p text:style-name="Paragraph-151"/>
      <text:p text:style-name="Paragraph-152"/>
      <text:p text:style-name="Paragraph-153"/>
      <text:p text:style-name="Paragraph-154"/>
      <text:p text:style-name="Paragraph-155"/>
      <text:p text:style-name="Paragraph-156"/>
      <text:p text:style-name="Paragraph-157"/>
      <text:p text:style-name="Paragraph-158"/>
      <text:p text:style-name="Paragraph-159"/>
      <text:p text:style-name="Paragraph-160"/>
      <text:p text:style-name="Paragraph-161"/>
      <text:p text:style-name="Paragraph-162"/>
      <text:p text:style-name="Paragraph-163"/>
      <text:p text:style-name="Paragraph-164"/>
      <text:p text:style-name="Paragraph-165"/>
      <text:p text:style-name="Paragraph-166"/>
      <text:p text:style-name="Paragraph-167"/>
      <text:p text:style-name="Paragraph-168"/>
      <text:p text:style-name="Paragraph-169"/>
      <text:p text:style-name="Paragraph-170"/>
      <text:p text:style-name="Paragraph-171"/>
      <text:p text:style-name="Paragraph-172"/>
      <text:p text:style-name="Paragraph-173"/>
      <text:p text:style-name="Paragraph-174"/>
      <text:p text:style-name="Paragraph-175"/>
      <text:p text:style-name="Paragraph-176"/>
      <text:p text:style-name="Paragraph-177"/>
      <text:p text:style-name="Paragraph-178"/>
      <text:p text:style-name="Paragraph-179"/>
      <text:p text:style-name="Paragraph-180"/>
      <text:p text:style-name="Paragraph-181"/>
      <text:p text:style-name="Paragraph-182"/>
      <text:p text:style-name="Paragraph-183"><text:span text:style-name="p183-1-1">[ </text:span><text:span text:style-name="p183-1-2">지방공기업법 시행령 </text:span><text:span text:style-name="p183-1-3">]</text:span></text:p>
      <text:p text:style-name="보기"/>
      <text:p text:style-name="문항"><text:span>1. 지방공기업 사업중 궤도사업의 경우 보유차량 기준은?(제2조)</text:span></text:p>
      <text:p text:style-name="보기"><text:span>가. 30량         나. 50량          다. 100량            라. 200량</text:span></text:p>
      <text:p text:style-name="보기"/>
      <text:p text:style-name="문항"><text:span>2. 지방공사 설립 타당성 검토 전문기관의 요건이 아닌 것은?(제47조)</text:span></text:p>
      <text:p text:style-name="보기"><text:span>가. 공기업에 대한 사업타당성 검토를 정관상 주요사업으로 규정하고 있을 것</text:span></text:p>
      <text:p text:style-name="보기"><text:span>나. </text:span><text:span text:style-name="p190-1-2">사업타당성 검토 업무에 3년 이상 종사한 경력을 가진 사람 5명 이상과 5년 이상 종사  </text:span><text:span text:style-name="p190-2-1">    한 경력을 가진 사람 2명 이상을 보유하고 있을 것</text:span></text:p>
      <text:p text:style-name="보기"><text:span>다. 최근 3년 이내에 공기업 또는 지방재정관련 연구용역실적이 있을 것</text:span></text:p>
      <text:p text:style-name="보기"><text:span>라. 최근 5년 이내에 공기업 또는 지방재정관련 연구용역실적이 있을 것</text:span></text:p>
      <text:p text:style-name="보기"/>
      <text:p text:style-name="문항"><text:span>3. 지방공사 설립 타당성 검토에 포함되어야 할 내용이 아닌 것은?(제47조)</text:span></text:p>
      <text:p text:style-name="보기"><text:span>가. 사업의 적정성 여부 및 사업별 수지분석</text:span></text:p>
      <text:p text:style-name="보기"><text:span>나. 조직 및 인력의 수요판단</text:span></text:p>
      <text:p text:style-name="보기"><text:span>다. 주민의 복리증진에 미치는 영향</text:span></text:p>
      <text:p text:style-name="보기"><text:span>라. 공익성과 지방재정에 미치는 영향</text:span></text:p>
      <text:p text:style-name="보기"/>
      <text:p text:style-name="문항"><text:span>4. 지방공사 설립 타당성 검토 등에 관한 내용중 잘못된 것은?(제47조)</text:span></text:p>
      <text:p text:style-name="Paragraph-201"><text:span>가. 전문기관은 그 지방자치단체가 운영비의 전부 또는 일부를 지원하거나 자본금 또는 </text:span><text:span>재산의 3분의 1 이상을 출자 또는 출연한 기관이 아니어야 한다.</text:span></text:p>
      <text:p text:style-name="Paragraph-202"><text:span>나. </text:span><text:span text:style-name="p202-1-2">지방자치단체의 장은 지방의회의원</text:span><text:span text:style-name="p202-1-3"></text:span><text:span text:style-name="p202-1-4">관계전문가 및 당해지방자치단체의 관계공무원등으로</text:span><text:span> </text:span><text:span text:style-name="p202-2-1">심의위원회를 구성하여 전문기관의 타당성 검토결과를 기초로 공사의 설립 여부를 심의</text:span><text:span>하여야 한다.</text:span></text:p>
      <text:p text:style-name="Paragraph-203"><text:span>다. 심의위원회의 구성과 운영에 관하여 필요한 사항은 당해지방자치단체의 장이 정하되, </text:span><text:span>심의위원회 위원 중 2분의 1 이상은 민간위원으로 위촉하여야 한다.</text:span></text:p>
      <text:p text:style-name="Paragraph-204"><text:span>라. 타당성 검토 세부절차 및 검토기준은 행정안전부장관이 정한다.</text:span></text:p>
      <text:p text:style-name="보기"/>
      <text:p text:style-name="문항"><text:span>5. 지방공사가 다른 법인에 대한 출자한도는?(제47조의2)</text:span></text:p>
      <text:p text:style-name="보기"><text:span>가. 공사의 직전연도말 자본금의 5퍼센트 이내</text:span></text:p>
      <text:p text:style-name="보기"><text:span>나. 공사의 직전연도말 자본금의 10퍼센트 이내</text:span></text:p>
      <text:p text:style-name="보기"><text:span>다. 공사의 직전연도말 자본금의 15퍼센트 이내</text:span></text:p>
      <text:p text:style-name="보기"><text:span>라. 공사의 직전연도말 자본금의 20퍼센트 이내</text:span></text:p>
      <text:p text:style-name="보기"/>
      <text:p text:style-name="문항"><text:span>6. 공사는 자본금의 납입이 있은 날부터 </text:span><text:span text:style-name="p212-1-2">     </text:span><text:span> 이내에 등기하여야 한다.(제49조)</text:span></text:p>
      <text:p text:style-name="보기"><text:span>가. 1주일          나. 2주일         다. 3주일          라. 4주일</text:span></text:p>
      <text:p text:style-name="보기"/>
      <text:p text:style-name="문항"><text:span>7. 지방공사가 자본금의 납입시 3주일이내에 설립등기하여야 할 사항이 아닌 것은?(제49조)</text:span></text:p>
      <text:p text:style-name="보기"><text:span>가. 목적 및 명칭</text:span></text:p>
      <text:p text:style-name="보기"><text:span>나. 주된 사무소의 소재지 및 자본금</text:span></text:p>
      <text:p text:style-name="보기"><text:span>다. 출자의 방법을 정한 때에는 그 방법</text:span></text:p>
      <text:p text:style-name="보기"><text:span>라. 임원 및 직원의 보수에 관한 사항</text:span></text:p>
      <text:p text:style-name="보기"/>
      <text:p text:style-name="문항"><text:span>8. 지사의 설치등기에 관한 사항 중 잘못 된 것은?(제50조)</text:span></text:p>
      <text:p text:style-name="Paragraph-222"><text:span>가. </text:span><text:span text:style-name="p222-1-2">공사가 지사를 설치하는 때에는 주된 사무소의 소재지에 있어서는 2주일이내에 그 설치된</text:span><text:span> </text:span><text:span>지사의 명칭과 소재지를 등기한다.</text:span></text:p>
      <text:p text:style-name="보기"><text:span>나. 지사의 소재지에 있어서는 3주일이내에 등기하여야 한다.</text:span></text:p>
      <text:p text:style-name="Paragraph-224"><text:span>다. </text:span><text:span text:style-name="p224-1-2">공사의 설립과 동시에 지사를 설치하는 경우 주된 사무소의 소재지에 있어서의 지사의</text:span><text:span> </text:span><text:span>설치등기는 공사의 설립등기와 함께 행한다.</text:span></text:p>
      <text:p text:style-name="Paragraph-225"><text:span>라. 주된 사무소 또는 지사의 소재지를 관할하는 등기소의 관할구역안에 새로이 지사를 </text:span><text:span>설치한 때에는 3주일이내에 그 지사의 명칭과 소재지만을 등기한다.</text:span></text:p>
      <text:p text:style-name="보기"/>
      <text:p text:style-name="문항"><text:span>9. 이전등기에 관한 내용중 잘못 된 것은?(제51조)</text:span></text:p>
      <text:p text:style-name="Paragraph-228"><text:span>가. </text:span><text:span text:style-name="p228-1-2">공사가 주된 사무소 또는 지사를 다른 등기소의 관할구역으로 이전한 때에는 구소재지에</text:span><text:span> </text:span><text:span>있어서는 2주일이내에 그 이전의 뜻을 등기하여야 한다.</text:span></text:p>
      <text:p text:style-name="Paragraph-229"><text:span>나. </text:span><text:span text:style-name="p229-1-2">공사가 주된 사무소 또는 지사를 다른 등기소의 관할구역으로 이전한 때에 신소재지에</text:span><text:span> </text:span><text:span>있어서는 3주일이내에 등기하여야 한다.</text:span></text:p>
      <text:p text:style-name="Paragraph-230"><text:span>다. 동일한 등기소의 관할구역안에서 주된 사무소 이전한 때에는 2주일이내에 그 이전의 </text:span><text:span>뜻만을 등기한다.</text:span></text:p>
      <text:p text:style-name="Paragraph-231"><text:span>라. </text:span><text:span text:style-name="p231-1-2">동일한 등기소의 관할구역안에서 지사를 이전한 때에는 3주일이내에 그 이전의 뜻만을</text:span><text:span> </text:span><text:span>등기한다.</text:span></text:p>
      <text:p text:style-name="보기"/>
      <text:p text:style-name="문항"><text:span>10. 변경등기에 관한 사항으로 옳은 것은?(제52조)</text:span></text:p>
      <text:p text:style-name="Paragraph-234"><text:span>가. 주된 사무소 및 지사의 소재지에 있어서 1주일이내에 변경등기를 하여야 한다.</text:span></text:p>
      <text:p text:style-name="Paragraph-235"><text:span>나. 주된 사무소의 소재지에 있어서는 1주일이내에, 지사의 소재지에 있어서는 2주일이내</text:span><text:span>에 변경등기를 하여야 한다.</text:span></text:p>
      <text:p text:style-name="Paragraph-236"><text:span>다. 주된 사무소 및 지사의 소재지에 있어서 2주일이내에 변경등기를 하여야 한다.</text:span></text:p>
      <text:p text:style-name="Paragraph-237"><text:span>라. </text:span><text:span text:style-name="p237-1-2">주된 사무소의 소재지에 있어서는 2주일이내에, 지사의 소재지에 있어서는 3주일이내에</text:span><text:span> </text:span><text:span>변경등기를 하여야 한다.</text:span></text:p>
      <text:p text:style-name="보기"/>
      <text:p text:style-name="문항"><text:span>11. 공사의 사장이 등기의 신청시 첨부하여야 할 서류가 아닌 것은?(제53조)</text:span></text:p>
      <text:p text:style-name="Paragraph-240"><text:span>가. 설립등기에 있어서는 정관</text:span><text:span>․</text:span><text:span>주식인수</text:span><text:span>․</text:span><text:span>현물출자</text:span><text:span>․</text:span><text:span>주금납입 및 조직을 증명하는 서류</text:span></text:p>
      <text:p text:style-name="보기"><text:span>나. 지사의 설치등기에 있어서는 지사의 설치를 증명하는 서류</text:span></text:p>
      <text:p text:style-name="보기"><text:span>다. 이전등기에 있어서는 주된 사무소 또는 지사의 이전을 증명하는 서류</text:span></text:p>
      <text:p text:style-name="보기"><text:span>라. 변경등기에 있어서는 그 변경사항을 증명하는 서류</text:span></text:p>
      <text:p text:style-name="보기"/>
      <text:p text:style-name="Paragraph-245"><text:span>12. </text:span><text:span text:style-name="p245-1-2">등기사항으로서 인가기관의 인가 또는 승인을 얻어야 할 사항이 있는 때에는 그 등기기간</text:span><text:span text:style-name="p245-1-3">의</text:span><text:span> </text:span><text:span>기산일은?(제54조)</text:span></text:p>
      <text:p text:style-name="보기"><text:span>가. 인가 또는 승인에 관한 서류가 도달한 날부터</text:span></text:p>
      <text:p text:style-name="보기"><text:span>나. 인가 또는 승인에 관한 서류를 보낸 날부터</text:span></text:p>
      <text:p text:style-name="보기"><text:span>다. 인가 또는 승인에 관한 서류가 관보에 게재된 날부터</text:span></text:p>
      <text:p text:style-name="보기"><text:span>라. 인가 또는 승인이 난 날부터</text:span></text:p>
      <text:p text:style-name="보기"/>
      <text:p text:style-name="문항"><text:span>13. 사장을 포함한 상임이사의 정수는?(제55조)</text:span></text:p>
      <text:p text:style-name="보기"><text:span>가. 이사정수의 100분의 40미만으로 한다.</text:span></text:p>
      <text:p text:style-name="보기"><text:span>나. 이사정수의 100분의 50미만으로 한다.</text:span></text:p>
      <text:p text:style-name="보기"><text:span>다. 이사정수의 100분의 60미만으로 한다.</text:span></text:p>
      <text:p text:style-name="보기"><text:span>라. 이사정수의 100분의 70미만으로 한다.</text:span></text:p>
      <text:p text:style-name="보기"/>
      <text:p text:style-name="문항"><text:span>15. 임원추천위원회에 구성에 관한 사항 중 올바른 것은?(제56조의3)</text:span></text:p>
      <text:p text:style-name="보기"><text:span>가. 그 지방자치단체의 장이 추천하는 자 2인</text:span></text:p>
      <text:p text:style-name="보기"><text:span>나. 그 지방자치단체의 장이 추천하는 자 3인</text:span></text:p>
      <text:p text:style-name="보기"><text:span>다. 그 지방자치단체의 장이 추천하는 자 4인</text:span></text:p>
      <text:p text:style-name="보기"><text:span>라. 그 지방자치단체의 장이 추천하는 자 5인</text:span></text:p>
      <text:p text:style-name="보기"/>
      <text:p text:style-name="문항"><text:span>14. 임원추천위원회의 위원으로 잘못 된 것은?(제56조의3)</text:span></text:p>
      <text:p text:style-name="보기"><text:span>가. 경영전문가 또는 경제관련단체의 임원</text:span></text:p>
      <text:p text:style-name="보기"><text:span>나. 4급 이상 공무원 또는 고위공무원단에 속하는 일반직공무원으로 퇴직한 자</text:span></text:p>
      <text:p text:style-name="보기"><text:span>다. 공인회계사 또는 변호사</text:span></text:p>
      <text:p text:style-name="보기"><text:span>라. 공기업경영에 관한 지식과 경험이 있다고 인정되는 자</text:span></text:p>
      <text:p text:style-name="보기"/>
      <text:p text:style-name="문항"><text:span>16. 임원추천위원회 구성 및 운영에 관한 사항이다. 잘못 된 것은?(제56조의3)</text:span></text:p>
      <text:p text:style-name="Paragraph-270"><text:span>가. 공사의 임</text:span><text:span>․</text:span><text:span>직원(비상임이사를 제외한다) 및 그 지방자치단체의 공무원(지방의회의원</text:span><text:span>을 포함한다)은 추천위원회의 위원이 될 수 없다.</text:span></text:p>
      <text:p text:style-name="보기"><text:span>나. 추천위원회는 재적위원 3분의2이상 찬성으로 의결한다.</text:span></text:p>
      <text:p text:style-name="Paragraph-272"><text:span>다. 추천위원회의 위원장은 위원중에서 호선하며, 위원장은 추천위원회를 대표하고 회의를 </text:span><text:span>주재한다.</text:span></text:p>
      <text:p text:style-name="Paragraph-273"><text:span>라. 추천위원회는 추천된 자가 임원에 임명되는 때까지 존속한다.</text:span></text:p>
      <text:p text:style-name="보기"/>
      <text:p text:style-name="문항"><text:span>17. 임원후보의 추천절차 등에 관한 사항중 잘못 된 것은?(제56조의4)</text:span></text:p>
      <text:p text:style-name="Paragraph-276"><text:span>가. 추천위원회는 </text:span><text:span>공개모집에 응모한 사람 중에서 공사 임원의 업무수행에 필요한 학식과 </text:span><text:span>경험이 풍부하고 능력을 갖춘 사람을 임원후보로 추천하여야 한다.</text:span></text:p>
      <text:p text:style-name="Paragraph-277"><text:span>나. 추천위원회는 임원후보를 추천하고자 하는 때에는 특별한 사유가 없는 한 3인 이상을 </text:span><text:span>추천하여야 한다.</text:span></text:p>
      <text:p text:style-name="Paragraph-278"><text:span>다. 임명권자인 </text:span><text:span text:style-name="p278-1-2">지방자치단체의 장 또는 공사의 사장은 추천된 후보가 임원의 결격사유에 해</text:span><text:span text:style-name="p278-2-1">당하거나 공사의 경영을 위하여</text:span><text:span> 현저하게 부적당하다고 인정되는 때에는 추천위원회에 </text:span><text:span>임원후보의 재추천을 요구할 수 있다.</text:span></text:p>
      <text:p text:style-name="Paragraph-279"><text:span>라. 추천위원회는 임원후보의 모집</text:span><text:span>․</text:span><text:span>조사 등의 업무를 전문기관에 대행시킬 수 있다.</text:span></text:p>
      <text:p text:style-name="Paragraph-280"/>
      <text:p text:style-name="Paragraph-281"><text:span>18. 사업계획과 예산에 관한 사항중 잘못 된 것은?(제58조)</text:span></text:p>
      <text:p text:style-name="Paragraph-282"><text:span>가. </text:span><text:span text:style-name="p282-1-2">공사의 사장은 사업계획 및 예산을 이사회개최 20일전까지 각 이사에게 송부하여야 한다.</text:span></text:p>
      <text:p text:style-name="Paragraph-283"><text:span>나. 예산을 변경하는 경우에는 이사회개최 7일전까지 송부하여야 한다.</text:span></text:p>
      <text:p text:style-name="Paragraph-284"><text:span>다. 지방자치단체의 장은 보고된 예산이 법령에 위반되거나, 예산에 관한 공통지침에 위반</text:span><text:span>된다고 인정되는 경우에는 그 시정을 명할 수 있다.</text:span></text:p>
      <text:p text:style-name="Paragraph-285"><text:span>라. 시정명령을 받은 공사의 사장은 특별한 사유가 없는 한 지체없이 시정명령에 따라 예</text:span><text:span>산을 수정하여 이사회의 의결을 받아야 한다.</text:span></text:p>
      <text:p text:style-name="Paragraph-286"/>
      <text:p text:style-name="Paragraph-287"><text:span>19. 결산서 첨부서류가 아닌 것은?(제59조)</text:span></text:p>
      <text:p text:style-name="보기"><text:span>가. 대차대조표 및 손익계산서</text:span></text:p>
      <text:p text:style-name="보기"><text:span>나. 이익잉여금처분계산서 또는 결손금처리계산서</text:span></text:p>
      <text:p text:style-name="보기"><text:span>다. 자금운용계산서 또는 현금흐름표</text:span></text:p>
      <text:p text:style-name="보기"><text:span>라. 경영성과사용조서</text:span></text:p>
      <text:p text:style-name="보기"/>
      <text:p text:style-name="Paragraph-293"><text:span>※ </text:span><text:span>빈칸에 적합한 것은?(20 </text:span><text:span>∼ 21)</text:span></text:p>
      <text:p text:style-name="문항"><text:span>20. 행정안전부장관은 예산에 관한 공통기준을 전년도</text:span><text:span text:style-name="p294-1-2">     </text:span><text:span>까지 </text:span><text:span text:style-name="p294-1-4">      </text:span><text:span>에게 통보하여야 한  </text:span><text:span>    다.(제60조)</text:span></text:p>
      <text:p text:style-name="보기"><text:span>가. 6월 30일, 지방자치단체의 장      나. 7월 31일, 당해공사의 장</text:span></text:p>
      <text:p text:style-name="보기"><text:span>다. 7월 31일, 지방자치단체의 장      라. 6월 30일, 당해공사의 장</text:span></text:p>
      <text:p text:style-name="보기"/>
      <text:p text:style-name="문항"><text:span>21. 지방자치단체의 장은 예산편성지침을 작성하여 전년도</text:span><text:span text:style-name="p298-1-2">    </text:span><text:span>까지</text:span><text:span text:style-name="p298-1-4">   </text:span><text:span>에게 통보하여야 한   </text:span><text:span>    다.(제60조)</text:span></text:p>
      <text:p text:style-name="보기"><text:span>가. 6월 30일, 지방자치단체의 장      나. 7월 31일, 당해공사의 장</text:span></text:p>
      <text:p text:style-name="보기"><text:span>다. 7월 31일, 지방자치단체의 장      라. 6월 30일, 당해공사의 장</text:span></text:p>
      <text:p text:style-name="보기"/>
      <text:p text:style-name="문항"><text:span>22. 지방공사의 이익금의 처리 내용중 잘못 된 것은?(제61조)</text:span></text:p>
      <text:p text:style-name="Paragraph-303"><text:span>가. 공사는 결산한 결과 이익이 생긴 때에는 이월결손금을 보전한 후 그 잔액의 10분의 1</text:span><text:span>이상을 자본금의 3분의 1에 달할 때까지 이익준비금으로 적립한다.</text:span></text:p>
      <text:p text:style-name="Paragraph-304"><text:span>나. 잉여가 생긴 때에는 이익을 배당한다.</text:span></text:p>
      <text:p text:style-name="Paragraph-305"><text:span>다. </text:span><text:span text:style-name="p305-1-2">잔여금액은 정관이 정하는 바에 의하여 부채상환</text:span><text:span text:style-name="p305-1-3">․</text:span><text:span text:style-name="p305-1-4">사업준비등을 위한 적립금으로 적립한다.</text:span></text:p>
      <text:p text:style-name="Paragraph-306"><text:span>라. </text:span><text:span text:style-name="p306-1-2">이익배당을 하는 때에는 지방자치단체외의 출자자에게 정관이 정하는</text:span><text:span> 바에 의하여 우</text:span><text:span>선배당 할 수 있다.</text:span></text:p>
      <text:p text:style-name="보기"/>
      <text:p text:style-name="문항"><text:span>23. 지방공사가 사채를 발행하고자 할 경우 사채발행 신청서를 </text:span><text:span text:style-name="p308-1-2">    </text:span><text:span>에게 제출하여야 한다.   </text:span><text:span>   (제62조)</text:span></text:p>
      <text:p text:style-name="보기"><text:span>가. 지방자치단체의 장           나. 행정안전부장관</text:span></text:p>
      <text:p text:style-name="보기"><text:span>다. 기획재정부장관              라. 국토해양부장관</text:span></text:p>
      <text:p text:style-name="보기"/>
      <text:p text:style-name="문항"><text:span>24. 사채발행 신청서에 기재할 사항이 아닌 것은?(제62조)</text:span></text:p>
      <text:p text:style-name="보기"><text:span>가. 발행목적 및 시기            나. 발행총액 및 발행한도</text:span></text:p>
      <text:p text:style-name="보기"><text:span>다. 원금의 상환방법 및 기한     라. 이자의 지급방법 및 기한</text:span></text:p>
      <text:p text:style-name="보기"/>
      <text:p text:style-name="문항"><text:span>25. 사채의 발행한도로 올바른 것은?(제62조)</text:span></text:p>
      <text:p text:style-name="보기"><text:span>가. 주택사업을 경영하는 공사는 순자산액의 2배 이내</text:span></text:p>
      <text:p text:style-name="보기"><text:span>나. 토지개발사업을 경영하는 공사는 순자산액의 2배 이내</text:span></text:p>
      <text:p text:style-name="보기"><text:span>다. 궤도사업을 경영하는 공사는 순자산액의 2배 이내</text:span></text:p>
      <text:p text:style-name="보기"><text:span>라. 궤도사업을 경영하는 공사는 순자산액의 6배 이내</text:span></text:p>
      <text:p text:style-name="보기"/>
      <text:p text:style-name="문항"><text:span>26. 사채발행에 대한 대통령령이 정하는 기준을 초과하는 경우 중 올바른 것은?(제62조)</text:span></text:p>
      <text:p text:style-name="보기"><text:span>가. 직전연도 부채비율이 100분의 60 이상인 경우</text:span></text:p>
      <text:p text:style-name="보기"><text:span>나. </text:span><text:span text:style-name="p324-1-2">사채발행 승인 신청 당시 사채발행예정액을 합산한 부채비율이 100분의 150 이상인 경우</text:span></text:p>
      <text:p text:style-name="보기"><text:span>다. 최근 2년 이상 계속하여 당기순손실이 발생한 경우</text:span></text:p>
      <text:p text:style-name="보기"><text:span>라. 사채발행예정액이 500억원 이상인 경우</text:span></text:p>
      <text:p text:style-name="보기"/>
      <text:p text:style-name="Paragraph-328"><text:span>27. </text:span><text:span text:style-name="p328-1-2">공사가 국가 또는 지방자치단체의 사업을 대행하는 경우 국가 또는 지방자치단체가 부담</text:span><text:span>하여야 할 경비의 범위 중 잘못 된 것은?(제63조)</text:span></text:p>
      <text:p text:style-name="보기"><text:span>가. 사업실시에 따른 사업계획의 수립, 사전조사, 용역등에 소요되는 경비</text:span></text:p>
      <text:p text:style-name="보기"><text:span>나. 사업의 집행에 소요되는 시설비</text:span><text:span>․</text:span><text:span>인건비 및 부대경비</text:span></text:p>
      <text:p text:style-name="Paragraph-331"><text:span>다. </text:span><text:span text:style-name="p331-1-2">사업의 종료후 결산이전 또는 시설물등의 인계이전까지의 사이에 시설물등을 관리하는</text:span><text:span> </text:span><text:span>데 소요되는 경비</text:span></text:p>
      <text:p text:style-name="Paragraph-332"><text:span>라. 부대사업의 출자금</text:span></text:p>
      <text:p text:style-name="보기"/>
      <text:p text:style-name="문항"><text:span>28. 지방공사의 경영공시에 관한사항중 틀린 것은?(제64조)</text:span></text:p>
      <text:p text:style-name="보기"><text:span>가. 사장은 결산서 및 재무제표는 결산승인후 5일 이내에 공시한다.</text:span></text:p>
      <text:p text:style-name="보기"><text:span>나. </text:span><text:span text:style-name="p336-1-2">기타 서류는 공시사항이 발생할 때마다 해당 기관의 인터넷 홈페이지에 이를 공시한다.</text:span></text:p>
      <text:p text:style-name="보기"><text:span>다. 주된 사무소에 1년간 비치하여야 한다.</text:span></text:p>
      <text:p text:style-name="Paragraph-338"><text:span>라. 비치한 서류를 열람 또는 등사하고자 하는 자가 있는 때에는 사장은 이에 응하여야 </text:span><text:span>한다. 이 경우 사장은 등사를 요구하는 자에게 그 비용을 부담시킬 수 있다.</text:span></text:p>
      <text:p text:style-name="Paragraph-339"/>
      <text:p text:style-name="Paragraph-340"><text:span>29. 지방공기업에 대한 경영평가 실시시기로 올바른 것은?(제68조)</text:span></text:p>
      <text:p text:style-name="Paragraph-341"><text:span>가. 6개월           나. 1년              다. 2년               라. 3년</text:span></text:p>
      <text:p text:style-name="Paragraph-342"/>
      <text:p text:style-name="문항"><text:span>30. 경영평가기관으로 지정 할 수 없는 기관은?(제68조)</text:span></text:p>
      <text:p text:style-name="보기"><text:span>가. 경영지도법인</text:span></text:p>
      <text:p text:style-name="보기"><text:span>나. 경영평가 전문기관</text:span></text:p>
      <text:p text:style-name="보기"><text:span>다. 회계법인</text:span></text:p>
      <text:p text:style-name="보기"><text:span>라. 기획재정부장관이 인정하는 기관</text:span></text:p>
      <text:p text:style-name="보기"/>
      <text:p text:style-name="문항"><text:span>31. 다음 빈칸에 적당한 것은?(제68조)</text:span></text:p>
      <text:p text:style-name="보기"><text:span text:style-name="p350-1-1">지방공기업에 대한 경영평가는 공인회계사의 회계감사가 종료된 때부터 실시한다. 이 경우</text:span><text:span> </text:span><text:span>공사</text:span><text:span>․</text:span><text:span>공단에 대한 경영평가는 회계감사종료후 </text:span><text:span text:style-name="p350-2-4">    </text:span><text:span>이내에 완료하여야 한다.</text:span></text:p>
      <text:p text:style-name="보기"><text:span>가. 2월           나. 3월           다. 4월             라. 6월</text:span></text:p>
      <text:p text:style-name="보기"/>
      <text:p text:style-name="문항"><text:span>35. 지방자치단체의 장이 지방공기업의 경영평가후 행정안전부장관에게 제출하여야 하는 서  </text:span><text:span>    류가 아닌 것은?(제69조)</text:span></text:p>
      <text:p text:style-name="보기"><text:span>가. 경영평가서 및 추정대차대조표</text:span></text:p>
      <text:p text:style-name="보기"><text:span>나. 결산서 및 회계감사보고서</text:span></text:p>
      <text:p text:style-name="보기"><text:span>다. 사업운영계획 및 사업실적보고서</text:span></text:p>
      <text:p text:style-name="보기"><text:span>라. 감사의 감사보고서</text:span></text:p>
      <text:p text:style-name="보기"/>
      <text:p text:style-name="문항"><text:span>36. 지방공기업의 경영진단대상에 속하지 않는 것은?(제70조)</text:span></text:p>
      <text:p text:style-name="보기"><text:span>가. 경영목표설정이 비합리적인 지방공기업</text:span></text:p>
      <text:p text:style-name="보기"><text:span>나. 인력 및 조직관리가 비효율적인 지방공기업</text:span></text:p>
      <text:p text:style-name="보기"><text:span>다. 재무구조가 불건전한 지방공기업</text:span></text:p>
      <text:p text:style-name="보기"><text:span>라. 2사업연도 이상 계속하여 당기 순손실이 발생한 지방공기업</text:span></text:p>
      <text:p text:style-name="보기"/>
      <text:p text:style-name="문항"><text:span>37. 다음 빈칸에 알맞은 것은?(제70조)</text:span></text:p>
      <text:p text:style-name="보기"><text:span>행정안전부장관은 지방공기업법 제78조의2제1항의 규정에 의하여 경영평가보고서등의 서</text:span><text:span>류를 접수한 때에는 </text:span><text:span text:style-name="p366-2-2">   </text:span><text:span>이내에 경영진단대상을 확정하여야 한다.</text:span></text:p>
      <text:p text:style-name="보기"><text:span>가. 30일           나. 45일           다. 60일            라. 90일</text:span></text:p>
      <text:p text:style-name="보기"/>
      <text:p text:style-name="문항"><text:span>38. 지방공기업경영진단반에 위촉 또는 임명 할 수 없는 사람은?(제71조)</text:span></text:p>
      <text:p text:style-name="보기"><text:span>가. 지방공기업에 관한 업무를 담당하는 공무원</text:span></text:p>
      <text:p text:style-name="Paragraph-371"><text:span>나. </text:span><text:span text:style-name="p371-1-2">대학의 조교수이상의 직위에 있는 자로서 공기업의 경영 및 기타 관련분야에 관한 전문</text:span><text:span>지식이 있는 자</text:span></text:p>
      <text:p text:style-name="보기"><text:span>다. 3년이상의 실무경험이 있는 공인회계사</text:span></text:p>
      <text:p text:style-name="보기"><text:span>라. 기타 공기업의 경영 및 관련분야에 관한 전문지식과 경험이 풍부한 자</text:span></text:p>
      <text:p text:style-name="보기"/>
      <text:p text:style-name="문항"><text:span text:style-name="p375-1-1">34. </text:span><text:span>지방공기업정책위원회</text:span><text:span text:style-name="p375-1-3">의 구성으로 잘못 된 것은?</text:span><text:span>(제72조)</text:span></text:p>
      <text:p text:style-name="Paragraph-376"><text:span>가. 대학의 부교수 이상 직위에 있는 자로서 공기업의 경영 및 그 밖의 관련분야에 전문</text:span><text:span>지식이 있는 자</text:span></text:p>
      <text:p text:style-name="Paragraph-377"><text:span>나. </text:span><text:span text:style-name="p377-1-2">5년 이상 실무경험이 있는 공인회계사</text:span></text:p>
      <text:p text:style-name="Paragraph-378"><text:span>다. </text:span><text:span>경영평가와 경영진단에 관한 풍부한 경험을 가진 전문가</text:span></text:p>
      <text:p text:style-name="Paragraph-379"><text:span>라. 지방공기업에 관한 업무를 담당하는 4급 이상의 공무원 또는 고위공무원단에 속하는 </text:span><text:span>일반직공무원</text:span></text:p>
      <text:p text:style-name="보기"/>
      <text:p text:style-name="문항"><text:span>39. 지방공기업정책위원회의 심의사항이 아닌 것은?</text:span><text:span>(법제78조4,제71조)</text:span></text:p>
      <text:p text:style-name="보기"><text:span>가. 지방공기업 관련 주요정책에 관한 사항</text:span></text:p>
      <text:p text:style-name="보기"><text:span>나. 지방공기업 경영평가에 관한 사항</text:span></text:p>
      <text:p text:style-name="보기"><text:span>다. 경영진단 및 그 밖의 경영개선에 관한 사항</text:span></text:p>
      <text:p text:style-name="보기"><text:span>라. 경영진단반 해체 시기</text:span></text:p>
      <text:p text:style-name="보기"/>
      <text:p text:style-name="문항"><text:span text:style-name="p387-1-1">40. </text:span><text:span>지방공기업정책위원회</text:span><text:span text:style-name="p387-1-3">의 관한내용 중 잘못 된 것은?</text:span><text:span>(제72조,제73조)</text:span></text:p>
      <text:p text:style-name="Paragraph-388"><text:span text:style-name="p388-1-1">가. </text:span><text:span>정책위원회는 위원장 1인을 포함한 15인이내의 위원으로 구성한다.</text:span></text:p>
      <text:p text:style-name="Paragraph-389"><text:span>나. 위원장은 행정안전부제2차관이 된다.</text:span></text:p>
      <text:p text:style-name="Paragraph-390"><text:span>다. 위원의 임기는 3년으로 하되, 한 차례만 연임할 수 있다.</text:span></text:p>
      <text:p text:style-name="Paragraph-391"><text:span>라. 정책위원회의 사무처리를 위하여 정책위원회에 간사 1인을 두되, 간사는 지방공기업에 </text:span><text:span>관한 업무를 담당하는 행정안전부의 과장이 된다.</text:span></text:p>
      <text:p text:style-name="보기"/>
      <text:p text:style-name="문항"><text:span text:style-name="p393-1-1">41. </text:span><text:span>지방공기업정책위원회</text:span><text:span text:style-name="p393-1-3">의 구성으로 잘못 된 것은?</text:span><text:span>(제72조)</text:span></text:p>
      <text:p text:style-name="Paragraph-394"><text:span>가. 경영평가와 경영진단에 관한 풍부한 경험을 가진 전문가</text:span></text:p>
      <text:p text:style-name="보기"><text:span>나. 5년이상 실무경험이 있는 공인회계사</text:span></text:p>
      <text:p text:style-name="Paragraph-396"><text:span>다. 대학의 조교수이상의 직위에 있는 자로서 공기업 경영 및 기타 관련분야에 관한 전문</text:span><text:span>지식이 있는 자</text:span></text:p>
      <text:p text:style-name="Paragraph-397"><text:span>라. 지방공기업에 관한 업무를 담당하는 3급 이상의 공무원 또는 고위공무원단에 속하는 </text:span><text:span>일반직공무원</text:span></text:p>
      <text:p text:style-name="Paragraph-398"/>
      <text:p text:style-name="문항"><text:span>42. 지방공기업정책위원회 운영에 관한 내용 중 잘못 된 것은?(제73조)</text:span></text:p>
      <text:p text:style-name="Paragraph-400"><text:span text:style-name="p400-1-1">가. </text:span><text:span>위원장은 정책위원회의 회의를 소집하고 </text:span><text:span text:style-name="p400-1-3"> </text:span><text:span text:style-name="p400-1-4">그 의장이 된다</text:span><text:span>.</text:span></text:p>
      <text:p text:style-name="Paragraph-401"><text:span>나. </text:span><text:span>정책위원호의 위원장은 필요하다고 인정하는 경우에는 지방자치단체의 공무원, 지방공</text:span><text:span>기업의 임직원, 그 밖의 관계인으로 하여금 출석하여 발언하게 할 수 있다.</text:span></text:p>
      <text:p text:style-name="보기"><text:span>다. 회의는 위원 3분의 2이상의 출석으로 개의하고 출석위원 과반수의 찬성으로 의결한다.</text:span><text:span>라. 정책위원회의 업무를 효율적으로 수행하기 위하여 정책위원회에 분과위원회를 둘 수  </text:span><text:span>    있다. </text:span><text:span text:style-name="p402-3-2">이 경우 분과위원회의 위원장과 위원은 정책위원회의 위원장이 정책위원회 위원   </text:span><text:span text:style-name="p402-4-1">    중에서 임명한다.</text:span></text:p>
      <text:p text:style-name="보기"/>
      <text:p text:style-name="문항"><text:span>43. 경영진단에 따른 경영개선명령이 아닌 것은?(제75조)</text:span></text:p>
      <text:p text:style-name="보기"><text:span>가. 당해 지방공기업의 임직원에 대한 감봉</text:span><text:span>․</text:span><text:span>해임등의 인사조치</text:span></text:p>
      <text:p text:style-name="보기"><text:span>나. 사업규모의 축소</text:span><text:span>․</text:span><text:span>조직개편 및 인력조정</text:span></text:p>
      <text:p text:style-name="보기"><text:span>다. 법인의 청산 및 민영화</text:span></text:p>
      <text:p text:style-name="보기"><text:span>라. 공사 사채 발행 한도의 증가</text:span></text:p>
      <text:p text:style-name="보기"/>
      <text:p text:style-name="문항"><text:span>44. 경영지도법인에 관한 사항중 틀린 것은?(제76조)</text:span></text:p>
      <text:p text:style-name="Paragraph-411"><text:span>가. 임원은 회장 1인을 포함한 7인 이내의 이사와 감사 1인으로 한다.</text:span></text:p>
      <text:p text:style-name="Paragraph-412"><text:span>나. </text:span><text:span text:style-name="p412-1-2">회장은 행정안전부장관의 승인을 얻어 이사회가 선임하되, 그 임기는 3년으로 하며, 1차에</text:span><text:span> </text:span><text:span>한하여 연임할 수 있다.</text:span></text:p>
      <text:p text:style-name="Paragraph-413"><text:span>다. </text:span><text:span text:style-name="p413-1-2">회장외의 이사 및 감사의 임기</text:span><text:span text:style-name="p413-1-3">․</text:span><text:span text:style-name="p413-1-4">선임등에 관하여 필요한 사항은 법인의 정관으로 정한다</text:span><text:span>.</text:span></text:p>
      <text:p text:style-name="Paragraph-414"><text:span>라. </text:span><text:span text:style-name="p414-1-2">법인의 사업계획 및 예산은 정관이 정하는 바에 의하여 행정안전부장관의 승인을 얻어야</text:span><text:span text:style-name="p414-1-3"> 한다.</text:span></text:p>
      <text:p text:style-name="Paragraph-415"/>
      <text:p text:style-name="문항"><text:span>45. 지방자치단체의 장은 지방공사의 설립사항을  </text:span><text:span text:style-name="p416-1-2">   </text:span><text:span>이내에  </text:span><text:span text:style-name="p416-1-4">   </text:span><text:span>에게 보고하여야 한다.</text:span></text:p>
      <text:p text:style-name="문항"><text:span>    맞는 것은?(제78조)</text:span></text:p>
      <text:p text:style-name="보기"><text:span>가. 10일, 행정안전부 장관      나. 10일, 기획재정부장관</text:span></text:p>
      <text:p text:style-name="보기"><text:span>다. 20일, 행정안전부 장관      라. 20일, 기획재정부장관</text:span></text:p>
      <text:p text:style-name="보기"/>
      <text:p text:style-name="Paragraph-421"><text:span text:style-name="p421-1-1"> 46. 지방자치단체의 장은 </text:span><text:span text:style-name="p421-1-2">그 사유가 발생한 날부터</text:span><text:span text:style-name="p421-1-3"> 10일 이내에 행정안전부장관에게 보고  </text:span><text:span text:style-name="p421-2-1">  하여야 한다. 그 사유에 해당되지 않는 것은?(제78조)</text:span></text:p>
      <text:p text:style-name="Paragraph-422"><text:span text:style-name="p422-1-1">  </text:span><text:span>가.</text:span><text:span text:style-name="p422-1-3"> 지방공사</text:span><text:span text:style-name="p422-1-4">·</text:span><text:span text:style-name="p422-1-5">공단의 설립사항</text:span></text:p>
      <text:p text:style-name="Paragraph-423"><text:span text:style-name="p423-1-1">  나</text:span><text:span>. </text:span><text:span text:style-name="p423-1-3">지방공사</text:span><text:span text:style-name="p423-1-4">·</text:span><text:span text:style-name="p423-1-5">공단의 정관변경사항</text:span></text:p>
      <text:p text:style-name="Paragraph-424"><text:span text:style-name="p424-1-1">  다. 경영개선조치 결과</text:span></text:p>
      <text:p text:style-name="Paragraph-425"><text:span text:style-name="p425-1-1">  라. 경영평가 결과</text:span></text:p>
      <text:p text:style-name="보기"/>
      <text:p text:style-name="문항"><text:span>48. 벌칙적용에 있어서 공무원으로 의제되는 직원의 범위는?(제80조)</text:span></text:p>
      <text:p text:style-name="보기"><text:span>가. 임원 및 정관상 팀장 이상의 직원</text:span></text:p>
      <text:p text:style-name="보기"><text:span>나. 임원 및 정관상 차장 또는 팀장 이상의 직원</text:span></text:p>
      <text:p text:style-name="보기"><text:span>다. 임원 및 정관상 과장 또는 팀장 이상의 직원</text:span></text:p>
      <text:p text:style-name="보기"><text:span>라. 임원 및 모든 직원</text:span></text:p>
      <text:p text:style-name="보기"/>
      <text:p text:style-name="보기"/>
      <text:p text:style-name="보기"/>
      <text:p text:style-name="보기"/>
      <text:p text:style-name="보기"/>
      <text:p text:style-name="보기"/>
      <text:p text:style-name="보기"/>
      <text:p text:style-name="보기"/>
      <text:p text:style-name="보기"/>
      <text:p text:style-name="보기"/>
      <text:p text:style-name="보기"/>
      <text:p text:style-name="보기"/>
      <text:p text:style-name="보기"/>
      <text:p text:style-name="보기"/>
      <text:p text:style-name="보기"/>
      <text:p text:style-name="Paragraph-447"><text:span text:style-name="p447-1-1">[ </text:span><text:span text:style-name="p447-1-2">지방공기업법 시행규칙 </text:span><text:span text:style-name="p447-1-3">]</text:span></text:p>
      <text:p text:style-name="보기"/>
      <text:p text:style-name="문항"><text:span>1. 용어의 정의 이다. 잘못 된 것은?(제2조)</text:span></text:p>
      <text:p text:style-name="Paragraph-450"><text:span>가. "재고자산"이라 함은 판매나 제조를 목적으로 보유하고 있는 자산으로서, 상품</text:span><text:span>·</text:span><text:span>제품</text:span><text:span>·</text:span><text:span>반제품</text:span><text:span>·</text:span><text:span>재공품 및 원재료 기타 이와 유사한 자산을 말한다.</text:span></text:p>
      <text:p text:style-name="Paragraph-451"><text:span>나. "취득원가"라 함은 취득가액에 부대비용을 가산한 금액을 말한다.</text:span></text:p>
      <text:p text:style-name="Paragraph-452"><text:span>다. "장부가액"이라 함은 감가상각대상 유형자산의 취득원가에서 감가상각액을 차감한 상</text:span><text:span>각후 잔액을 말한다.</text:span></text:p>
      <text:p text:style-name="Paragraph-453"><text:span>라. "계속기록법"이라 함은 재고자산의 수불이 행하여질 때마다 그 종류별로 수량</text:span><text:span>·</text:span><text:span>단가 및 </text:span><text:span>금액을 차례로 기록하는 방법을 말한다.</text:span></text:p>
      <text:p text:style-name="Paragraph-454"/>
      <text:p text:style-name="문항"><text:span>2. 용어의 정의 이다. 잘못 된 것은?(제2조)</text:span></text:p>
      <text:p text:style-name="Paragraph-456"><text:span>가. "선입선출법"이라 함은 먼저 매입한 것부터 순차로 출고된 것으로 보아 당해연도말 </text:span><text:span>현재의 재고자산의 가액을 평가하는 방법을 말한다.</text:span></text:p>
      <text:p text:style-name="Paragraph-457"><text:span>나. "개별법"이라 함은 재고자산을 취득하는 때에 각각의 재고자산에 가격표를 부착하는 </text:span><text:span>등의 방법으로 취득가격을 알 수 있도록 하고 회계연도말에 그 가격에 의하여 판매된 </text:span><text:span>재고자산에 대하여는 매출원가를, 판매되지 아니하고 남아있는 재고자산에 대하여는 </text:span><text:span>재고액을 계산하는 방법을 말한다.</text:span></text:p>
      <text:p text:style-name="Paragraph-458"><text:span>다. "유형자산"이라 함은 영업활동에 2년이상 사용 가능한 물리적 형태를 가진 자산으로</text:span><text:span>서 토지</text:span><text:span>·</text:span><text:span>건물</text:span><text:span>·</text:span><text:span>구축물</text:span><text:span>·</text:span><text:span>기계장치</text:span><text:span>·</text:span><text:span>선박</text:span><text:span>·</text:span><text:span>차량</text:span><text:span>·</text:span><text:span>운반구 및 건설중인 자산 기타 이에 준하는 </text:span><text:span>자산을 말한다.</text:span></text:p>
      <text:p text:style-name="Paragraph-459"><text:span>라. "무형자산"이라 함은 장기간 기업에 경제적 이익을 가져다 줄 수 있는 무형의 권리로</text:span><text:span>서 영업권</text:span><text:span>·</text:span><text:span>산업재산권</text:span><text:span>·</text:span><text:span>광업권</text:span><text:span>·</text:span><text:span>어업권</text:span><text:span>·</text:span><text:span>차지권</text:span><text:span>·</text:span><text:span>창업비 및 개발비 기타 이에 준하는 자산</text:span><text:span>을 말한다.</text:span></text:p>
      <text:p text:style-name="Paragraph-460"/>
      <text:p text:style-name="문항"><text:span>3. 용어의 정의 이다. 잘못 된 것은?(제2조)</text:span></text:p>
      <text:p text:style-name="Paragraph-462"><text:span>가. "환치자산"이라 함은 회계연도마다 감가상각을 하는 대신 교체시에 신규로 취득하는 </text:span><text:span>자산의 취득원가 일부를 일시에 비용으로 계리하는 자산을 말한다.</text:span></text:p>
      <text:p text:style-name="Paragraph-463"><text:span>나. "정액법"이라 함은 감가상각대상액을 내용연수에 걸쳐 각 회계연도에 균등하게 배분</text:span><text:span>하는 감가상각방법을 말한다.</text:span></text:p>
      <text:p text:style-name="Paragraph-464"><text:span>다. "정률법"이라 함은 유형자산의 미상각잔액에 일정한 상각률을 곱하여 매 회계연도의 </text:span><text:span>감가상각액을 산정하는 방법을 말한다.</text:span></text:p>
      <text:p text:style-name="Paragraph-465"><text:span>라. "재무제표"라 함은 대차대조표</text:span><text:span>·</text:span><text:span>손익계산서</text:span><text:span>·</text:span><text:span>이익잉여금처분계산서(또는 결손금처리계산</text:span><text:span>서) 및 자금운용계산서를 말한다.</text:span></text:p>
      <text:p text:style-name="보기"/>
      <text:p text:style-name="문항"><text:span>4. 지방공기업의 업종분류중 용역서비스업이 아닌 것은?(제6조)</text:span></text:p>
      <text:p text:style-name="보기"><text:span>가. 수도사업       나. 궤도사업      다. 지방도로사업     라. 토지개발사업</text:span></text:p>
      <text:p text:style-name="보기"/>
      <text:p text:style-name="문항"><text:span>5. 재고자산의 평가기준으로 잘못 된 것은?(제13조)</text:span></text:p>
      <text:p text:style-name="Paragraph-471"><text:span>가. 지방공기업이 취득하는 재고자산의 취득가액은 매입</text:span><text:span>·</text:span><text:span>제작 또는 건설에 소요된 가액으</text:span><text:span>로 한다.</text:span></text:p>
      <text:p text:style-name="Paragraph-472"><text:span>나. 무상으로 양수한 재고자산은 장부가액에 기재하지 않는다.</text:span></text:p>
      <text:p text:style-name="Paragraph-473"><text:span>다. 교환으로 취득한 재고자산은 그 교환에 제공된 자산의 장부가액으로 한다.</text:span></text:p>
      <text:p text:style-name="Paragraph-474"><text:span>라. 재고자산이 훼손</text:span><text:span>·</text:span><text:span>변질</text:span><text:span>·</text:span><text:span>기능감퇴 또는 멸실에 의하여 그 가치 및 수량이 감소된 경우에</text:span><text:span>는 그 정도에 따라 장부가액을 감액하여야 한다.</text:span></text:p>
      <text:p text:style-name="보기"/>
      <text:p text:style-name="문항"><text:span>6. 재고자산의 출납에 관한 사항이다. 틀린 것은?(제14조)</text:span></text:p>
      <text:p text:style-name="보기"><text:span>가. 지방공기업의 재고자산 출납은 각 품목별로 계속기록법에 의하여 계리된다.</text:span></text:p>
      <text:p text:style-name="Paragraph-478"><text:span>나. 재고자산의 출납을 계리하는 경우 그 단가의 적용은 선입선출법에 의한다.</text:span></text:p>
      <text:p text:style-name="Paragraph-479"><text:span>다. 공영개발사업의 용지 및 건물은 개별법에 의한다.</text:span></text:p>
      <text:p text:style-name="Paragraph-480"><text:span>라. 공영개발사업의 용지는 개별법, 건물은 계속기록법에 의한다.</text:span></text:p>
      <text:p text:style-name="보기"/>
      <text:p text:style-name="문항"><text:span>7. 지방공기업 고정자산의 평가기준으로 잘못 된 것은?(제15조)</text:span></text:p>
      <text:p text:style-name="보기"><text:span>가. 구입에 의하여 취득한 고정자산은 구입에 소요된 가액</text:span></text:p>
      <text:p text:style-name="Paragraph-484"><text:span>나. 건설공사 또는 제작에 의하여 취득한 고정자산은 당해 건설공사 또는 제작에 소요된 </text:span><text:span>직접비용금액</text:span></text:p>
      <text:p text:style-name="보기"><text:span>다. 교환으로 취득한 고정자산은 그 교환에 제공된 자산의 장부가액</text:span></text:p>
      <text:p text:style-name="보기"><text:span>라. 무상으로 양수하거나 취득가액이 불분명한 고정자산은 적정한 평가액</text:span></text:p>
      <text:p text:style-name="보기"/>
      <text:p text:style-name="문항"><text:span>8. 고정자산에 관한 내용 중 잘못 된 것은?(제17조,제15조)</text:span></text:p>
      <text:p text:style-name="Paragraph-489"><text:span>가. 고정자산을 재평가함으로써 그 가액이 수정된 경우에는 수정된 가액을 당해 자산의 </text:span><text:span>가액으로 한다.</text:span></text:p>
      <text:p text:style-name="Paragraph-490"><text:span>나. 지방공기업의 고정자산의 감가상각액을 계산함에 있어서 잔존가액은 영으로 한다.</text:span></text:p>
      <text:p text:style-name="Paragraph-491"><text:span>다. 정률법을 적용하는 경우 유형자산의 잔존가액은 그 취득원가의 100분의 10에 상당하</text:span><text:span>는 금액으로 한다.</text:span></text:p>
      <text:p text:style-name="Paragraph-492"><text:span>라. 미상각잔액이 최초로 취득가액의 100분의 5이하가 되는 사업연도에 그 미상각잔액을 </text:span><text:span>당해연도 감가상각액에 가산한다.</text:span></text:p>
      <text:p text:style-name="보기"/>
      <text:p text:style-name="문항"><text:span>9. 지방공기업의 고정자산에 대한 감가상각방법중 맞지 않는 것은?(제19조)</text:span></text:p>
      <text:p text:style-name="보기"><text:span>가. 유형자산은 내용연수에 따라 감가상각자산의 상각률표에 의한 상각률을 적용한다.</text:span></text:p>
      <text:p text:style-name="보기"><text:span>나. 감가상각방법 중 정액법 또는 정률법중 하나의 방법만을 적용하여야 한다.</text:span></text:p>
      <text:p text:style-name="보기"><text:span>다. 감가상각 후의 사업연도에 있어서도 계속하여 그 감가상각방법을 적용하여야 한다.</text:span></text:p>
      <text:p text:style-name="보기"><text:span>라. 무형자산은 내용연수에 따라 감가상각자산의 상각률표중 정률법에 의한 상각률을 적  </text:span><text:span>    용한다.</text:span></text:p>
      <text:p text:style-name="보기"/>
      <text:p text:style-name="Paragraph-500"><text:span>10. 지방공기업은 유형자산의 사용가능기간이 그 내용연수와 달라진 경우에는 지방자치단체</text:span><text:span>의 장의 승인을 얻어 그 내용연수에 다른 내용연수를 적용할 수 있는 가감 범위는?</text:span></text:p>
      <text:p text:style-name="문항"><text:span>    (제19조) </text:span></text:p>
      <text:p text:style-name="보기"><text:span>가. 내용연수의 100분의 10를 가감한 범위안에서</text:span></text:p>
      <text:p text:style-name="보기"><text:span>나. 내용연수의 100분의 15를 가감한 범위안에서</text:span></text:p>
      <text:p text:style-name="보기"><text:span>다. 내용연수의 100분의 20를 가감한 범위안에서</text:span></text:p>
      <text:p text:style-name="보기"><text:span>라. 내용연수의 100분의 25를 가감한 범위안에서</text:span></text:p>
      <text:p text:style-name="보기"/>
      <text:p text:style-name="문항"><text:span>11. 감가상각등의 기준으로 잘못 된 것은?(제20조)</text:span></text:p>
      <text:p text:style-name="보기"><text:span>가. 지방공기업의 고정자산은 사업연도마다 감가상각을 하여야 한다.</text:span></text:p>
      <text:p text:style-name="Paragraph-509"><text:span>나. 정기적으로 교체하거나 취득원가가 30만원미만인 유형자산에 대하여는 감가상각을 하</text:span><text:span>지 아니하고 이를 환치자산으로 분류하여 그 취득원가를 비용으로 계리할 수 있다.</text:span></text:p>
      <text:p text:style-name="Paragraph-510"><text:span>다. 사업연도중에 취득한 지방공기업의 고정자산의 감가상각은 취득후 사업연도 종료일까</text:span><text:span>지의 월수에 따라 감가상각액을 계산한다.</text:span></text:p>
      <text:p text:style-name="보기"><text:span>라. 월수는 역에 따라 계산하되, 1월 미만의 일수는 버린다.</text:span></text:p>
      <text:p text:style-name="보기"/>
      <text:p text:style-name="문항"><text:span>※ </text:span><text:span>빈칸에 알맞은 것은?(12 </text:span><text:span>～ 13)</text:span></text:p>
      <text:p text:style-name="문항"><text:span>12. 지방공기업의 유형자산의 감가상각액은 </text:span><text:span text:style-name="p514-1-2">       </text:span><text:span>을 설정하여 계리한다.(제21조)</text:span></text:p>
      <text:p text:style-name="보기"><text:span>가. 장부가액           나. 감가상각 누계액 계정</text:span></text:p>
      <text:p text:style-name="보기"><text:span>다. 미상각잔액         라. 잔존가액</text:span></text:p>
      <text:p text:style-name="보기"/>
      <text:p text:style-name="문항"><text:span>13. 지방공기업의 무형자산은 해당자산의 전년도 장부가액에서 당해 연도 감가상각액 또는  </text:span><text:span>   상각액을 뺀  </text:span><text:span text:style-name="p518-2-2">      </text:span><text:span>을 계리한다.(제21조)</text:span></text:p>
      <text:p text:style-name="보기"><text:span>가. 장부가액           나. 감가상각 누계액 계정</text:span></text:p>
      <text:p text:style-name="보기"><text:span>다. 미상각잔액         라. 잔존가액</text:span></text:p>
      <text:p text:style-name="보기"/>
      <text:p text:style-name="문항"><text:span>14. 지방공기업은 예산을 효율적으로 관리하고 재무기록을 적정하게 유지하기 위하여 비치  </text:span><text:span>    하여야 할 장부 및 서식이 아닌 것은?(제22조)</text:span></text:p>
      <text:p text:style-name="보기"><text:span>가. 지출예산통제원장            나. 환치자산대장</text:span></text:p>
      <text:p text:style-name="보기"><text:span>다. 이월예산관리대장            라. 교부자금관리대장</text:span></text:p>
      <text:p text:style-name="보기"/>
      <text:p text:style-name="문항"><text:span>15. 다음의 빈칸에 알맞은 것은?(제23조의2)</text:span></text:p>
      <text:p text:style-name="보기"><text:span>공사의 사장은 매년 당해 연도의 경영실적 보고서와 경영성과계약 이행 보고서를 각각 작</text:span><text:span>성하여 다음연도</text:span><text:span text:style-name="p527-2-2">       </text:span><text:span>까지 당해 지방자치단체의 장에게 제출하여야 한다.</text:span></text:p>
      <text:p text:style-name="보기"><text:span>가. 2월 28일       나. 3월 31일       다. 4월 30일        라. 5월 31일</text:span></text:p>
      <text:p text:style-name="보기"/>
      <text:p text:style-name="문항"><text:span>16. 우리공사의 사업연도로 올바른 것은?(제23조의2)</text:span></text:p>
      <text:p text:style-name="Paragraph-531"><text:span>가. 매년 1월 1일부터 12월 31일까지</text:span></text:p>
      <text:p text:style-name="Paragraph-532"><text:span>나. 매년 2월 1일부터 익년 1월말까지</text:span></text:p>
      <text:p text:style-name="Paragraph-533"><text:span>다. 매년 6월 1일부터 익년 5월말까지</text:span></text:p>
      <text:p text:style-name="Paragraph-534"><text:span>라. 매년 9월 1일부터 익년 8월말까지</text:span></text:p>
      <text:p text:style-name="Paragraph-535"><text:span>17. 경영성과계약서 내용중 지역주민에게 공시하여야 할 내용이 아닌 것은?(제23조의2)</text:span></text:p>
      <text:p text:style-name="Paragraph-536"><text:span>가. 계약당사자 및 계약기간, 연봉액</text:span></text:p>
      <text:p text:style-name="보기"><text:span>나. 사장의 경영목표 및 권한</text:span></text:p>
      <text:p text:style-name="보기"><text:span>다. 경영성과계약 이행실적의 평가 및 기준에 관한 사항</text:span></text:p>
      <text:p text:style-name="보기"><text:span>라. 경영성과에 따른 성과보상</text:span><text:span>·</text:span><text:span>제재 또는 불이익의 내용에 관한 사항</text:span></text:p>
      <text:p text:style-name="Paragraph-540"/>
      <text:p text:style-name="Paragraph-541"><text:span>19. 건축물의 내용연수가 잘못 된 것은?(별표2)</text:span></text:p>
      <text:p text:style-name="Paragraph-542"><text:span>가. 5년 : </text:span><text:span>차량 및 운반구(운수업, 기계장비 및 소비용품 임대업에 사용되는 차량 및 운반</text:span><text:span>구를 제외한다), 공구, 기구 및 비품</text:span></text:p>
      <text:p text:style-name="Paragraph-543"><text:span>나. 12년 : 선박 및 항공기(어업, 운수업, 기계장비 및 소비용품 임대업에 사용되는 선박 </text:span><text:span>및 항공기를 제외한다)</text:span></text:p>
      <text:p text:style-name="Paragraph-544"><text:span>다. 20년 : 연와조, 블럭조, 콘크리트조, 토조, 토벽조, 목조, 목골모르타르조, 그 밖의 구조</text:span><text:span>의 모든 건물(부속설비를 포함한다)과 구축물</text:span></text:p>
      <text:p text:style-name="Paragraph-545"><text:span>라. 30년 : 철골</text:span><text:span>․</text:span><text:span>철근콘크리트조, 철근콘크리트조, 석조, 연와석조, 철골조의 모든 건물(부</text:span><text:span>속설비를 포함한다)과 구축물</text:span></text:p>
      <text:p text:style-name="Paragraph-546"/>
      <text:p text:style-name="문항"><text:span>20. 다음 빈칸에 맞는 것은?(별표2)</text:span></text:p>
      <text:p text:style-name="보기"><text:span>도시철도사업의 경우 구축물 및 철도차량에 한하여 다음과 같이 적용한다.</text:span></text:p>
      <text:p text:style-name="보기"><text:span>∙</text:span><text:span>구축물(터널) : </text:span><text:span text:style-name="p549-1-3">     </text:span><text:span>년       </text:span><text:span>∙</text:span><text:span>철도차량 및 그 부수 운반구 :  </text:span><text:span text:style-name="p549-1-7">    </text:span><text:span>년</text:span></text:p>
      <text:p text:style-name="Paragraph-550"><text:span>가. 40년, 20년     나. 50년, 25년      다. 60년, 25년       라. 60년, 30년</text:span></text:p>
      <text:p text:style-name="Paragraph-551"/>
      <text:p text:style-name="Paragraph-552"/>
      <text:p text:style-name="Paragraph-553"/>
      <text:p text:style-name="Paragraph-554"/>
      <text:p text:style-name="Paragraph-555"/>
      <text:p text:style-name="Paragraph-556"/>
      <text:p text:style-name="Paragraph-557"/>
      <text:p text:style-name="Paragraph-558"/>
      <text:p text:style-name="Paragraph-559"/>
      <text:p text:style-name="Paragraph-560"/>
      <text:p text:style-name="Paragraph-561"/>
      <text:p text:style-name="Paragraph-562"/>
      <text:p text:style-name="Paragraph-563"/>
      <text:p text:style-name="Paragraph-564"/>
      <text:p text:style-name="Paragraph-565"/>
      <text:p text:style-name="Paragraph-566"/>
      <text:p text:style-name="Paragraph-567"/>
      <text:p text:style-name="Paragraph-568"/>
      <text:p text:style-name="Paragraph-569"/>
      <table:table table:style-name="Table-1">
        <table:table-column table:number-columns-repeated="3"/>
        <table:table-row>
          <table:table-cell table:style-name="Table-1-1-1" table:number-columns-spanned="1" table:number-rows-spanned="1">
            <text:p text:style-name="Paragraph-570"><text:span text:style-name="p570-1-1">지방공기업법</text:span></text:p>
          </table:table-cell>
          <table:table-cell table:style-name="Table-1-1-2" table:number-columns-spanned="1" table:number-rows-spanned="1">
            <text:p text:style-name="Paragraph-571"><text:span text:style-name="p571-1-1">지방공기업법 시행령</text:span></text:p>
          </table:table-cell>
          <table:table-cell table:style-name="Table-1-1-3" table:number-columns-spanned="1" table:number-rows-spanned="1">
            <text:p text:style-name="Paragraph-572"><text:span text:style-name="p572-1-1">지방공기업법 시행규칙 </text:span></text:p>
          </table:table-cell>
        </table:table-row>
        <table:table-row>
          <table:table-cell table:style-name="Table-1-2-1" table:number-columns-spanned="1" table:number-rows-spanned="1">
            <text:p text:style-name="Paragraph-573"><text:span>1. 라</text:span><text:span>(제2조)</text:span></text:p>
            <text:p text:style-name="Paragraph-574"><text:span>2. 라</text:span><text:span>(제52조)</text:span></text:p>
            <text:p text:style-name="Paragraph-575"><text:span>3. 다</text:span><text:span>(제53조)</text:span></text:p>
            <text:p text:style-name="Paragraph-576"><text:span>4. 라(제56조)</text:span></text:p>
            <text:p text:style-name="Paragraph-577"><text:span>5. 가(제56조)</text:span></text:p>
            <text:p text:style-name="Paragraph-578"><text:span>6. 라</text:span><text:span>(제56조)</text:span></text:p>
            <text:p text:style-name="Paragraph-579"><text:span>7. 나(제56조)</text:span></text:p>
            <text:p text:style-name="Paragraph-580"><text:span>8. 가</text:span><text:span>(제58조)</text:span></text:p>
            <text:p text:style-name="Paragraph-581"><text:span>9. 나</text:span><text:span>(제58조)</text:span></text:p>
            <text:p text:style-name="Paragraph-582"><text:span>10. 나(제58조의2)</text:span></text:p>
            <text:p text:style-name="Paragraph-583"><text:span>11. 다</text:span><text:span>(제60조)</text:span></text:p>
            <text:p text:style-name="Paragraph-584"><text:span>12. 다</text:span><text:span>(제60</text:span><text:span>~63</text:span><text:span>조)</text:span></text:p>
            <text:p text:style-name="Paragraph-585"><text:span>13. 나</text:span><text:span>(제64조)</text:span></text:p>
            <text:p text:style-name="Paragraph-586"><text:span>14. 라</text:span><text:span>(제65조)</text:span></text:p>
            <text:p text:style-name="Paragraph-587"><text:span>15. 다</text:span><text:span>(제66조)</text:span></text:p>
            <text:p text:style-name="Paragraph-588"><text:span>16. 라</text:span><text:span>(제67조)</text:span></text:p>
            <text:p text:style-name="Paragraph-589"><text:span>17. 다</text:span><text:span>(제68조)</text:span></text:p>
            <text:p text:style-name="Paragraph-590"><text:span>18. 라(제69조)</text:span></text:p>
            <text:p text:style-name="Paragraph-591"><text:span>19. 다</text:span><text:span>(제74조)</text:span></text:p>
            <text:p text:style-name="Paragraph-592"><text:span>20. 라</text:span><text:span>(제75조)</text:span></text:p>
            <text:p text:style-name="Paragraph-593"><text:span>21. 라</text:span><text:span>(제78조)</text:span></text:p>
            <text:p text:style-name="Paragraph-594"><text:span>22. 라</text:span><text:span>(제78조의3)</text:span></text:p>
            <text:p text:style-name="Paragraph-595"><text:span>23. 나(제78조의 3)</text:span></text:p>
            <text:p text:style-name="Paragraph-596"><text:span>23-1. 라</text:span></text:p>
            <text:p text:style-name="Paragraph-597"><text:span>24. 나(제81조)</text:span></text:p>
            <text:p text:style-name="Paragraph-598"><text:span>25. 가</text:span><text:span>(제82조)</text:span></text:p>
            <text:p text:style-name="Paragraph-599"/>
            <text:p text:style-name="Paragraph-600"/>
            <text:p text:style-name="Paragraph-601"/>
            <text:p text:style-name="Paragraph-602"/>
            <text:p text:style-name="Paragraph-603"/>
            <text:p text:style-name="Paragraph-604"/>
            <text:p text:style-name="Paragraph-605"/>
            <text:p text:style-name="Paragraph-606"/>
            <text:p text:style-name="Paragraph-607"/>
            <text:p text:style-name="Paragraph-608"/>
            <text:p text:style-name="Paragraph-609"/>
            <text:p text:style-name="Paragraph-610"/>
            <text:p text:style-name="Paragraph-611"/>
            <text:p text:style-name="Paragraph-612"/>
            <text:p text:style-name="Paragraph-613"/>
            <text:p text:style-name="Paragraph-614"/>
            <text:p text:style-name="Paragraph-615"/>
            <text:p text:style-name="Paragraph-616"/>
            <text:p text:style-name="Paragraph-617"/>
          </table:table-cell>
          <table:table-cell table:style-name="Table-1-2-2" table:number-columns-spanned="1" table:number-rows-spanned="1">
            <text:p text:style-name="Paragraph-618"><text:span>1. 나(제2조)</text:span></text:p>
            <text:p text:style-name="Paragraph-619"><text:span>2. 라(제47조)</text:span></text:p>
            <text:p text:style-name="Paragraph-620"><text:span>3. 라</text:span><text:span>(제47조)</text:span></text:p>
            <text:p text:style-name="Paragraph-621"><text:span>4. 가</text:span><text:span>(제47조)</text:span></text:p>
            <text:p text:style-name="Paragraph-622"><text:span>5. 나(제47조의2)</text:span></text:p>
            <text:p text:style-name="Paragraph-623"><text:span>6. 다(제49조)</text:span></text:p>
            <text:p text:style-name="Paragraph-624"><text:span>7. 라</text:span><text:span text:style-name="p624-1-2">(제49조)</text:span></text:p>
            <text:p text:style-name="Paragraph-625"><text:span>8. 라</text:span><text:span>(제50조)</text:span></text:p>
            <text:p text:style-name="Paragraph-626"><text:span>9. 라</text:span><text:span>(제51조)</text:span></text:p>
            <text:p text:style-name="Paragraph-627"><text:span>10. 라(제52조)</text:span></text:p>
            <text:p text:style-name="Paragraph-628"><text:span>11. 가</text:span><text:span>(제53조)</text:span></text:p>
            <text:p text:style-name="Paragraph-629"><text:span>12. 가</text:span><text:span>(제54조)</text:span></text:p>
            <text:p text:style-name="Paragraph-630"><text:span>13. 나(제55조)</text:span></text:p>
            <text:p text:style-name="Paragraph-631"><text:span>15. 가(제56조의3)</text:span></text:p>
            <text:p text:style-name="Paragraph-632"><text:span>14. 다</text:span><text:span>(제56조의3)</text:span></text:p>
            <text:p text:style-name="Paragraph-633"><text:span>16. 나</text:span><text:span>(제56조의3)</text:span></text:p>
            <text:p text:style-name="Paragraph-634"><text:span>17. 나</text:span><text:span>(제56조의4)</text:span></text:p>
            <text:p text:style-name="Paragraph-635"><text:span>18. 가</text:span><text:span>(제58조)</text:span></text:p>
            <text:p text:style-name="Paragraph-636"><text:span>19. 라(제59조)</text:span></text:p>
            <text:p text:style-name="Paragraph-637"><text:span>20. 가(제60조)</text:span></text:p>
            <text:p text:style-name="Paragraph-638"><text:span>21. 나(제60조)</text:span></text:p>
            <text:p text:style-name="Paragraph-639"><text:span>22. 가</text:span><text:span>(제61조)</text:span></text:p>
            <text:p text:style-name="Paragraph-640"><text:span>23. 가(제62조)</text:span></text:p>
            <text:p text:style-name="Paragraph-641"><text:span>24. 나</text:span><text:span>(제62조)</text:span></text:p>
            <text:p text:style-name="Paragraph-642"><text:span>25. 다(제62조)</text:span></text:p>
            <text:p text:style-name="Paragraph-643"><text:span>26. 라(제62조)</text:span></text:p>
            <text:p text:style-name="Paragraph-644"><text:span>27. 라</text:span><text:span>(제63조)</text:span></text:p>
            <text:p text:style-name="Paragraph-645"><text:span>28. 다</text:span><text:span>(제64조)</text:span></text:p>
            <text:p text:style-name="Paragraph-646"><text:span>29. 나(제68조)</text:span></text:p>
            <text:p text:style-name="Paragraph-647"><text:span>30. 라</text:span><text:span>(제68조)</text:span></text:p>
            <text:p text:style-name="Paragraph-648"><text:span>31. 다(제68조)</text:span></text:p>
            <text:p text:style-name="Paragraph-649"><text:span>35. 가</text:span><text:span text:style-name="p649-1-2">(제69조)</text:span></text:p>
            <text:p text:style-name="Paragraph-650"><text:span>36. 라</text:span><text:span text:style-name="p650-1-2">(제70조)</text:span></text:p>
            <text:p text:style-name="Paragraph-651"><text:span>37. 다(제70조)</text:span></text:p>
            <text:p text:style-name="Paragraph-652"><text:span>38. 다</text:span><text:span text:style-name="p652-1-2">(제71조)</text:span></text:p>
            <text:p text:style-name="Paragraph-653"><text:span>34. 라</text:span><text:span text:style-name="p653-1-2">(제72)</text:span></text:p>
            <text:p text:style-name="Paragraph-654"><text:span>39. 라(제72조)</text:span></text:p>
            <text:p text:style-name="Paragraph-655"><text:span>40. 다</text:span><text:span text:style-name="p655-1-2">(제72조)</text:span></text:p>
            <text:p text:style-name="Paragraph-656"><text:span>41. 다</text:span><text:span text:style-name="p656-1-2">(제72조)</text:span></text:p>
            <text:p text:style-name="Paragraph-657"><text:span>42. 다(제73조)</text:span></text:p>
            <text:p text:style-name="Paragraph-658"><text:span>43. 라(제75조)</text:span></text:p>
            <text:p text:style-name="Paragraph-659"><text:span>44. 가</text:span><text:span text:style-name="p659-1-2">(제76조)</text:span></text:p>
            <text:p text:style-name="Paragraph-660"><text:span>45. 가(제78조)</text:span></text:p>
            <text:p text:style-name="Paragraph-661"><text:span>46. 라</text:span><text:span text:style-name="p661-1-2">(제78조)</text:span></text:p>
            <text:p text:style-name="Paragraph-662"><text:span>48. 다(제80조)</text:span></text:p>
          </table:table-cell>
          <table:table-cell table:style-name="Table-1-2-3" table:number-columns-spanned="1" table:number-rows-spanned="1">
            <text:p text:style-name="Paragraph-663"><text:span>1. 다</text:span><text:span>(제2조)</text:span></text:p>
            <text:p text:style-name="Paragraph-664"><text:span>2. 다</text:span><text:span>(제2조)</text:span></text:p>
            <text:p text:style-name="Paragraph-665"><text:span>3. 가</text:span><text:span>(제2조)</text:span></text:p>
            <text:p text:style-name="Paragraph-666"><text:span>4. 라(제6조)</text:span></text:p>
            <text:p text:style-name="Paragraph-667"><text:span>5. 나</text:span><text:span>(제13조)</text:span></text:p>
            <text:p text:style-name="Paragraph-668"><text:span>6. 라(제14조)</text:span></text:p>
            <text:p text:style-name="Paragraph-669"><text:span>7. 나</text:span><text:span>(제15</text:span><text:span>~6</text:span><text:span>조)</text:span></text:p>
            <text:p text:style-name="Paragraph-670"><text:span>8. 다</text:span><text:span>(제17조)</text:span></text:p>
            <text:p text:style-name="Paragraph-671"><text:span>9. 라</text:span><text:span text:style-name="p671-1-2">(제19조)</text:span></text:p>
            <text:p text:style-name="Paragraph-672"><text:span>10. 라(제19조)</text:span></text:p>
            <text:p text:style-name="Paragraph-673"><text:span>11. 라(제20조)</text:span></text:p>
            <text:p text:style-name="Paragraph-674"><text:span>12. 나(제21조)</text:span></text:p>
            <text:p text:style-name="Paragraph-675"><text:span>13. 다(제21조)</text:span></text:p>
            <text:p text:style-name="Paragraph-676"><text:span>14. 나(제22조)</text:span></text:p>
            <text:p text:style-name="Paragraph-677"><text:span>15. 다(제23조의2)</text:span></text:p>
            <text:p text:style-name="Paragraph-678"><text:span>16. 가</text:span></text:p>
            <text:p text:style-name="Paragraph-679"><text:span>17. 가</text:span><text:span text:style-name="p679-1-2">(제23조의2)</text:span></text:p>
            <text:p text:style-name="Paragraph-680"><text:span>19. 라(별표2)</text:span></text:p>
            <text:p text:style-name="Paragraph-681"><text:span>20. 다</text:span><text:span>(별표2)</text:span></text:p>
            <text:p text:style-name="Paragraph-682"/>
            <text:p text:style-name="Paragraph-683"/>
            <text:p text:style-name="Paragraph-684"/>
            <text:p text:style-name="Paragraph-685"/>
            <text:p text:style-name="Paragraph-686"/>
            <text:p text:style-name="Paragraph-687"/>
            <text:p text:style-name="Paragraph-688"/>
            <text:p text:style-name="Paragraph-689"/>
            <text:p text:style-name="Paragraph-690"/>
            <text:p text:style-name="Paragraph-691"/>
            <text:p text:style-name="Paragraph-692"/>
            <text:p text:style-name="Paragraph-693"/>
            <text:p text:style-name="Paragraph-694"/>
            <text:p text:style-name="Paragraph-695"/>
            <text:p text:style-name="Paragraph-696"/>
            <text:p text:style-name="Paragraph-697"/>
            <text:p text:style-name="Paragraph-698"/>
            <text:p text:style-name="Paragraph-699"/>
            <text:p text:style-name="Paragraph-700"/>
            <text:p text:style-name="Paragraph-701"/>
            <text:p text:style-name="Paragraph-702"/>
            <text:p text:style-name="Paragraph-703"/>
            <text:p text:style-name="Paragraph-704"/>
            <text:p text:style-name="Paragraph-705"/>
            <text:p text:style-name="Paragraph-706"/>
            <text:p text:style-name="Paragraph-707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휴먼명조" svg:font-family="'휴먼명조'" style:font-family-generic="roman" style:font-pitch="variable"/>
    <style:font-face style:name="한양신명조" svg:font-family="'한양신명조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한양신명조" svg:font-family="'한양신명조'" style:font-family-generic="roman" style:font-pitch="variable"/>
    <style:font-face style:name="휴먼명조" svg:font-family="'휴먼명조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한양신명조" svg:font-family="'한양신명조'" style:font-family-generic="roman" style:font-pitch="variable"/>
    <style:font-face style:name="휴먼명조" svg:font-family="'휴먼명조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한양신명조" svg:font-family="'한양신명조'" style:font-family-generic="roman" style:font-pitch="variable"/>
    <style:font-face style:name="휴먼명조" svg:font-family="'휴먼명조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한양신명조" svg:font-family="'한양신명조'" style:font-family-generic="roman" style:font-pitch="variable"/>
    <style:font-face style:name="휴먼명조" svg:font-family="'휴먼명조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한양신명조" svg:font-family="'한양신명조'" style:font-family-generic="roman" style:font-pitch="variable"/>
    <style:font-face style:name="휴먼명조" svg:font-family="'휴먼명조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명조" svg:font-family="'명조'" style:font-family-generic="roman" style:font-pitch="variable"/>
    <style:font-face style:name="휴먼명조" svg:font-family="'휴먼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name="본문" style:next-style-name="본문" style:family="paragraph" style:class="text">
      <style:paragraph-properties fo:text-align="justify" fo:text-indent="0pt" fo:margin-left="15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1" style:next-style-name="개요_1" style:family="paragraph" style:class="text">
      <style:paragraph-properties fo:text-align="justify" fo:text-indent="0pt" fo:margin-left="1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2" style:next-style-name="개요_2" style:family="paragraph" style:class="text">
      <style:paragraph-properties fo:text-align="justify" fo:text-indent="0pt" fo:margin-left="2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3" style:next-style-name="개요_3" style:family="paragraph" style:class="text">
      <style:paragraph-properties fo:text-align="justify" fo:text-indent="0pt" fo:margin-left="3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4" style:next-style-name="개요_4" style:family="paragraph" style:class="text">
      <style:paragraph-properties fo:text-align="justify" fo:text-indent="0pt" fo:margin-left="4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5" style:next-style-name="개요_5" style:family="paragraph" style:class="text">
      <style:paragraph-properties fo:text-align="justify" fo:text-indent="0pt" fo:margin-left="5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6" style:next-style-name="개요_6" style:family="paragraph" style:class="text">
      <style:paragraph-properties fo:text-align="justify" fo:text-indent="0pt" fo:margin-left="6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7" style:next-style-name="개요_7" style:family="paragraph" style:class="text">
      <style:paragraph-properties fo:text-align="justify" fo:text-indent="0pt" fo:margin-left="7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쪽_번호" style:next-style-name="쪽_번호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name="머리말" style:next-style-name="머리말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name="각주" style:next-style-name="각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바탕" style:font-name-asian="바탕" fo:font-size="9pt" style:font-size-asian="9pt" style:font-size-complex="9pt" style:text-underline-type="none" style:text-overline-type="none" style:text-line-through-type="none"/>
    </style:style>
    <style:style style:name="미주" style:next-style-name="미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바탕" style:font-name-asian="바탕" fo:font-size="9pt" style:font-size-asian="9pt" style:font-size-complex="9pt" style:text-underline-type="none" style:text-overline-type="none" style:text-line-through-type="none"/>
    </style:style>
    <style:style style:name="메모" style:next-style-name="메모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name="문항" style:next-style-name="문항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name="보기" style:next-style-name="보기" style:family="paragraph" style:class="text">
      <style:paragraph-properties fo:text-align="justify" fo:text-indent="0pt" fo:margin-left="12pt" fo:margin-right="0pt" fo:margin-top="0pt" fo:margin-bottom="0pt" fo:line-height="160%"/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name="제1조" style:next-style-name="제1조" style:family="paragraph" style:class="text">
      <style:paragraph-properties fo:text-align="justify" fo:text-indent="-17.6pt" fo:margin-left="17.6pt" fo:margin-right="0pt" fo:margin-top="0pt" fo:margin-bottom="0pt" fo:line-height="165%"/>
      <style:text-properties style:font-name="한양신명조" style:font-name-asian="휴먼명조" fo:font-size="10pt" style:font-size-asian="10pt" style:font-size-complex="10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2cm" fo:margin-left="2cm" fo:margin-right="1cm" fo:margin-bottom="1.5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